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P1" style:family="paragraph" style:parent-style-name="Text_20_body">
      <style:text-properties officeooo:rsid="001e943b" officeooo:paragraph-rsid="001e943b"/>
    </style:style>
    <style:style style:name="P2" style:family="paragraph" style:parent-style-name="Text_20_body">
      <style:text-properties fo:font-weight="bold" officeooo:rsid="001e943b" officeooo:paragraph-rsid="001e943b" style:font-weight-asian="bold" style:font-weight-complex="bold"/>
    </style:style>
    <style:style style:name="P3" style:family="paragraph" style:parent-style-name="Text_20_body">
      <style:text-properties fo:font-weight="bold" officeooo:rsid="001f7e9b" officeooo:paragraph-rsid="001f7e9b" style:font-weight-asian="bold" style:font-weight-complex="bold"/>
    </style:style>
    <style:style style:name="P4" style:family="paragraph" style:parent-style-name="Standard">
      <style:text-properties fo:font-weight="bold" officeooo:rsid="001e943b" officeooo:paragraph-rsid="001e943b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7" style:family="paragraph" style:parent-style-name="Heading">
      <style:text-properties officeooo:rsid="001e943b" officeooo:paragraph-rsid="001e943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style:font-size-asian="10pt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fo:font-style="italic" style:font-size-asian="10pt" style:font-style-asian="italic"/>
    </style:style>
    <style:style style:name="T6" style:family="text">
      <style:text-properties fo:color="#0000c0" style:font-name="Consolas" fo:font-size="10pt" style:font-size-asian="10pt"/>
    </style:style>
    <style:style style:name="T7" style:family="text">
      <style:text-properties fo:color="#0000c0" style:font-name="Consolas" fo:font-size="10pt" fo:font-style="italic" style:font-size-asian="10pt" style:font-style-asian="italic"/>
    </style:style>
    <style:style style:name="T8" style:family="text">
      <style:text-properties fo:color="#2a00ff" style:font-name="Consolas" fo:font-size="10pt" style:font-size-asian="10pt"/>
    </style:style>
    <style:style style:name="T9" style:family="text">
      <style:text-properties fo:color="#646464" style:font-name="Consolas" fo:font-size="10pt" style:font-size-asian="10pt"/>
    </style:style>
    <style:style style:name="T10" style:family="text">
      <style:text-properties fo:color="#3f7f5f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stering AndEngine – Code</text:p>
      <text:p text:style-name="P1"/>
      <text:p text:style-name="P2">MainActivity.java</text:p>
      <text:p text:style-name="P2"/>
      <text:p text:style-name="P4"><text:span text:style-name="T3">package</text:span><text:span text:style-name="T4"> com.nyanko.andengineontour;</text:span></text:p>
      <text:p text:style-name="P6"/>
      <text:p text:style-name="P5"><text:span text:style-name="T2">import</text:span><text:span text:style-name="T4"> java.io.BufferedReader;</text:span></text:p>
      <text:p text:style-name="P5"><text:span text:style-name="T2">import</text:span><text:span text:style-name="T4"> java.io.IOException;</text:span></text:p>
      <text:p text:style-name="P5"><text:span text:style-name="T2">import</text:span><text:span text:style-name="T4"> java.io.InputStream;</text:span></text:p>
      <text:p text:style-name="P5"><text:span text:style-name="T2">import</text:span><text:span text:style-name="T4"> java.io.InputStreamReader;</text:span></text:p>
      <text:p text:style-name="P6"/>
      <text:p text:style-name="P5"><text:span text:style-name="T2">import</text:span><text:span text:style-name="T4"> org.andengine.engine.camera.Camera;</text:span></text:p>
      <text:p text:style-name="P5"><text:span text:style-name="T2">import</text:span><text:span text:style-name="T4"> org.andengine.engine.options.EngineOptions;</text:span></text:p>
      <text:p text:style-name="P5"><text:span text:style-name="T2">import</text:span><text:span text:style-name="T4"> org.andengine.engine.options.ScreenOrientation;</text:span></text:p>
      <text:p text:style-name="P5"><text:span text:style-name="T2">import</text:span><text:span text:style-name="T4"> org.andengine.engine.options.resolutionpolicy.RatioResolutionPolicy;</text:span></text:p>
      <text:p text:style-name="P5"><text:span text:style-name="T2">import</text:span><text:span text:style-name="T4"> org.andengine.entity.scene.Scene;</text:span></text:p>
      <text:p text:style-name="P5"><text:span text:style-name="T2">import</text:span><text:span text:style-name="T4"> org.andengine.extension.physics.box2d.PhysicsConnector;</text:span></text:p>
      <text:p text:style-name="P5"><text:span text:style-name="T2">import</text:span><text:span text:style-name="T4"> org.andengine.extension.physics.box2d.PhysicsFactory;</text:span></text:p>
      <text:p text:style-name="P5"><text:span text:style-name="T2">import</text:span><text:span text:style-name="T4"> org.andengine.extension.physics.box2d.PhysicsWorld;</text:span></text:p>
      <text:p text:style-name="P5"><text:span text:style-name="T2">import</text:span><text:span text:style-name="T4"> org.andengine.opengl.util.GLState;</text:span></text:p>
      <text:p text:style-name="P5"><text:span text:style-name="T2">import</text:span><text:span text:style-name="T4"> org.andengine.ui.activity.*;</text:span></text:p>
      <text:p text:style-name="P5"><text:span text:style-name="T2">import</text:span><text:span text:style-name="T4"> com.badlogic.gdx.math.Vector2;</text:span></text:p>
      <text:p text:style-name="P5"><text:span text:style-name="T2">import</text:span><text:span text:style-name="T4"> com.badlogic.gdx.physics.box2d.Body;</text:span></text:p>
      <text:p text:style-name="P5"><text:span text:style-name="T2">import</text:span><text:span text:style-name="T4"> com.badlogic.gdx.physics.box2d.BodyDef.BodyType;</text:span></text:p>
      <text:p text:style-name="P5"><text:span text:style-name="T2">import</text:span><text:span text:style-name="T4"> com.badlogic.gdx.physics.box2d.FixtureDef;</text:span></text:p>
      <text:p text:style-name="P6"/>
      <text:p text:style-name="P5"><text:span text:style-name="T2">import</text:span><text:span text:style-name="T4"> android.content.res.AssetManager;</text:span></text:p>
      <text:p text:style-name="P5"><text:span text:style-name="T2">import</text:span><text:span text:style-name="T4"> android.hardware.SensorManager;</text:span></text:p>
      <text:p text:style-name="P5"><text:span text:style-name="T2">import</text:span><text:span text:style-name="T4"> android.opengl.GLES20;</text:span></text:p>
      <text:p text:style-name="P5"><text:span text:style-name="T2">import</text:span><text:span text:style-name="T4"> android.util.Log;</text:span></text:p>
      <text:p text:style-name="P6"/>
      <text:p text:style-name="P5"><text:span text:style-name="T2">public</text:span><text:span text:style-name="T4"> </text:span><text:span text:style-name="T2">class</text:span><text:span text:style-name="T4"> MainActivity </text:span><text:span text:style-name="T2">extends</text:span><text:span text:style-name="T4"> BaseGameActivity {</text:span></text:p>
      <text:p text:style-name="P5"><text:span text:style-name="T4"><text:tab/></text:span><text:span text:style-name="T2">private</text:span><text:span text:style-name="T4"> Scene </text:span><text:span text:style-name="T6">mScene</text:span><text:span text:style-name="T4">;</text:span></text:p>
      <text:p text:style-name="P5"><text:span text:style-name="T4"><text:tab/></text:span><text:span text:style-name="T2">private</text:span><text:span text:style-name="T4"> </text:span><text:span text:style-name="T2">static</text:span><text:span text:style-name="T4"> </text:span><text:span text:style-name="T2">final</text:span><text:span text:style-name="T4"> </text:span><text:span text:style-name="T2">int</text:span><text:span text:style-name="T4"> </text:span><text:span text:style-name="T7">mCameraHeight</text:span><text:span text:style-name="T4"> = 480;</text:span></text:p>
      <text:p text:style-name="P5"><text:span text:style-name="T4"><text:tab/></text:span><text:span text:style-name="T2">private</text:span><text:span text:style-name="T4"> </text:span><text:span text:style-name="T2">static</text:span><text:span text:style-name="T4"> </text:span><text:span text:style-name="T2">final</text:span><text:span text:style-name="T4"> </text:span><text:span text:style-name="T2">int</text:span><text:span text:style-name="T4"> </text:span><text:span text:style-name="T7">mCameraWidth</text:span><text:span text:style-name="T4"> = 800;</text:span></text:p>
      <text:p text:style-name="P5"><text:span text:style-name="T4"><text:tab/></text:span></text:p>
      <text:p text:style-name="P5"><text:span text:style-name="T4"><text:tab/></text:span><text:span text:style-name="T2">private</text:span><text:span text:style-name="T4"> </text:span><text:span text:style-name="T2">static</text:span><text:span text:style-name="T4"> </text:span><text:span text:style-name="T2">final</text:span><text:span text:style-name="T4"> FixtureDef </text:span><text:span text:style-name="T7">FIXTURE_DEF</text:span><text:span text:style-name="T4"> = PhysicsFactory.</text:span><text:span text:style-name="T5">createFixtureDef</text:span><text:span text:style-name="T4">(1, 0.5f, 0.5f);</text:span></text:p>
      <text:p text:style-name="P5"><text:span text:style-name="T4"><text:tab/></text:span><text:span text:style-name="T2">private</text:span><text:span text:style-name="T4"> PhysicsWorld </text:span><text:span text:style-name="T6">mPhysicsWorld</text:span><text:span text:style-name="T4">;</text:span></text:p>
      <text:p text:style-name="P5"><text:span text:style-name="T4"><text:tab/></text:span></text:p>
      <text:p text:style-name="P5"><text:span text:style-name="T4"><text:tab/></text:span><text:span text:style-name="T2">private</text:span><text:span text:style-name="T4"> ModelData </text:span><text:span text:style-name="T6">mModelData</text:span><text:span text:style-name="T4">;</text:span></text:p>
      <text:p text:style-name="P5"><text:span text:style-name="T4"><text:tab/></text:span><text:span text:style-name="T2">private</text:span><text:span text:style-name="T4"> Scene3D </text:span><text:span text:style-name="T6">mScene3D</text:span><text:span text:style-name="T4">;</text:span></text:p>
      <text:p text:style-name="P5"><text:span text:style-name="T4"><text:tab/></text:span><text:span text:style-name="T2">private</text:span><text:span text:style-name="T4"> Camera3D </text:span><text:span text:style-name="T6">mCamera3D</text:span><text:span text:style-name="T4">;</text:span></text:p>
      <text:p text:style-name="P5"><text:span text:style-name="T4"><text:tab/></text:span><text:span text:style-name="T2">private</text:span><text:span text:style-name="T4"> Actor3D </text:span><text:span text:style-name="T6">mActor3D</text:span><text:span text:style-name="T4">;</text:span></text:p>
      <text:p text:style-name="P5"><text:span text:style-name="T4"><text:tab/></text:span><text:span text:style-name="T2">private</text:span><text:span text:style-name="T4"> ShaderProgram3D </text:span><text:span text:style-name="T6">mShaderProgram</text:span><text:span text:style-name="T4">;</text:span></text:p>
      <text:p text:style-name="P5"><text:span text:style-name="T4"><text:s text:c="4"/></text:span><text:span text:style-name="T2">private</text:span><text:span text:style-name="T4"> String </text:span><text:span text:style-name="T6">mVertexShaderCode</text:span><text:span text:style-name="T4">;</text:span></text:p>
      <text:p text:style-name="P5"><text:span text:style-name="T4"><text:s text:c="4"/></text:span><text:span text:style-name="T2">private</text:span><text:span text:style-name="T4"> String </text:span><text:span text:style-name="T6">mFragmentShaderCode</text:span><text:span text:style-name="T4">;</text:span></text:p>
      <text:p text:style-name="P5"><text:span text:style-name="T4"><text:tab/></text:span><text:span text:style-name="T2">private</text:span><text:span text:style-name="T4"> AssetManager </text:span><text:span text:style-name="T6">mAssetManager</text:span><text:span text:style-name="T4">;</text:span></text:p>
      <text:p text:style-name="P5"><text:span text:style-name="T4"><text:tab/></text:span><text:span text:style-name="T2">private</text:span><text:span text:style-name="T4"> </text:span><text:span text:style-name="T2">float</text:span><text:span text:style-name="T4">[] </text:span><text:span text:style-name="T6">mViewToProjectionMatrix</text:span><text:span text:style-name="T4"> = </text:span><text:span text:style-name="T2">new</text:span><text:span text:style-name="T4"> </text:span><text:span text:style-name="T2">float</text:span><text:span text:style-name="T4">[16];</text:span></text:p>
      <text:p text:style-name="P5"><text:span text:style-name="T4"><text:tab/></text:span></text:p>
      <text:p text:style-name="P5"><text:span text:style-name="T4"><text:tab/></text:span><text:span text:style-name="T2">private</text:span><text:span text:style-name="T4"> </text:span><text:span text:style-name="T2">final</text:span><text:span text:style-name="T4"> String </text:span><text:span text:style-name="T6">TAG</text:span><text:span text:style-name="T4"> = </text:span><text:span text:style-name="T8">"AndEngineOnTour"</text:span><text:span text:style-name="T4">;</text:span></text:p>
      <text:p text:style-name="P5"><text:span text:style-name="T4"><text:tab/></text:span></text:p>
      <text:p text:style-name="P5"><text:span text:style-name="T4"><text:tab/></text:span><text:span text:style-name="T2">static</text:span><text:span text:style-name="T4"> {</text:span></text:p>
      <text:p text:style-name="P5"><text:span text:style-name="T4"><text:tab/><text:tab/>System.</text:span><text:span text:style-name="T5">loadLibrary</text:span><text:span text:style-name="T4">(</text:span><text:span text:style-name="T8">"assimpImporter"</text:span><text:span text:style-name="T4">);</text:span></text:p>
      <text:p text:style-name="P5"><text:span text:style-name="T4"><text:tab/>}</text:span></text:p>
      <text:p text:style-name="P5"><text:span text:style-name="T4"><text:tab/></text:span></text:p>
      <text:p text:style-name="P5"><text:soft-page-break/><text:span text:style-name="T4"><text:tab/></text:span><text:span text:style-name="T2">private</text:span><text:span text:style-name="T4"> </text:span><text:span text:style-name="T2">native</text:span><text:span text:style-name="T4"> </text:span><text:span text:style-name="T2">boolean</text:span><text:span text:style-name="T4"> getModelData(ModelData model, AssetManager manager, String filename);</text:span></text:p>
      <text:p text:style-name="P6"/>
      <text:p text:style-name="P5"><text:span text:style-name="T4"><text:tab/></text:span><text:span text:style-name="T9">@Override</text:span></text:p>
      <text:p text:style-name="P5"><text:span text:style-name="T4"><text:tab/></text:span><text:span text:style-name="T2">public</text:span><text:span text:style-name="T4"> EngineOptions onCreateEngineOptions() {</text:span></text:p>
      <text:p text:style-name="P5"><text:span text:style-name="T4"><text:tab/><text:tab/>Camera mCamera = </text:span><text:span text:style-name="T2">new</text:span><text:span text:style-name="T4"> Camera(0, 0, </text:span><text:span text:style-name="T7">mCameraWidth</text:span><text:span text:style-name="T4">, </text:span><text:span text:style-name="T7">mCameraHeight</text:span><text:span text:style-name="T4">);</text:span></text:p>
      <text:p text:style-name="P5"><text:span text:style-name="T4"><text:tab/><text:tab/></text:span><text:span text:style-name="T2">final</text:span><text:span text:style-name="T4"> EngineOptions engineOptions = </text:span><text:span text:style-name="T2">new</text:span><text:span text:style-name="T4"> EngineOptions(</text:span><text:span text:style-name="T2">true</text:span><text:span text:style-name="T4">,</text:span></text:p>
      <text:p text:style-name="P5"><text:span text:style-name="T4"><text:tab/><text:tab/><text:tab/><text:tab/>ScreenOrientation.</text:span><text:span text:style-name="T7">PORTRAIT_SENSOR</text:span><text:span text:style-name="T4">, </text:span><text:span text:style-name="T2">new</text:span><text:span text:style-name="T4"> RatioResolutionPolicy(</text:span></text:p>
      <text:p text:style-name="P5"><text:span text:style-name="T4"><text:tab/><text:tab/><text:tab/><text:tab/><text:tab/><text:tab/></text:span><text:span text:style-name="T7">mCameraWidth</text:span><text:span text:style-name="T4">, </text:span><text:span text:style-name="T7">mCameraHeight</text:span><text:span text:style-name="T4">), mCamera);</text:span></text:p>
      <text:p text:style-name="P5"><text:span text:style-name="T4"><text:tab/><text:tab/></text:span><text:span text:style-name="T2">return</text:span><text:span text:style-name="T4"> engineOptions;</text:span></text:p>
      <text:p text:style-name="P5"><text:span text:style-name="T4"><text:tab/>}</text:span></text:p>
      <text:p text:style-name="P6"/>
      <text:p text:style-name="P5"><text:span text:style-name="T4"><text:tab/></text:span><text:span text:style-name="T9">@Override</text:span></text:p>
      <text:p text:style-name="P5"><text:span text:style-name="T4"><text:tab/></text:span><text:span text:style-name="T2">public</text:span><text:span text:style-name="T4"> </text:span><text:span text:style-name="T2">void</text:span><text:span text:style-name="T4"> onCreateResources(</text:span></text:p>
      <text:p text:style-name="P5"><text:span text:style-name="T4"><text:tab/><text:tab/><text:tab/>OnCreateResourcesCallback pOnCreateResourcesCallback)</text:span></text:p>
      <text:p text:style-name="P5"><text:span text:style-name="T4"><text:tab/><text:tab/><text:tab/></text:span><text:span text:style-name="T2">throws</text:span><text:span text:style-name="T4"> IOException {<text:tab/><text:tab/></text:span></text:p>
      <text:p text:style-name="P5"><text:span text:style-name="T4"><text:tab/><text:tab/></text:span><text:span text:style-name="T10">// load the model data</text:span></text:p>
      <text:p text:style-name="P5"><text:span text:style-name="T4"><text:tab/><text:tab/></text:span><text:span text:style-name="T6">mAssetManager</text:span><text:span text:style-name="T4"> = getAssets();</text:span></text:p>
      <text:p text:style-name="P5"><text:span text:style-name="T4"><text:tab/><text:tab/></text:span><text:span text:style-name="T6">mModelData</text:span><text:span text:style-name="T4"> = </text:span><text:span text:style-name="T2">new</text:span><text:span text:style-name="T4"> ModelData();</text:span></text:p>
      <text:p text:style-name="P5"><text:span text:style-name="T4"><text:tab/><text:tab/></text:span><text:span text:style-name="T2">if</text:span><text:span text:style-name="T4"> (!getModelData(</text:span><text:span text:style-name="T6">mModelData</text:span><text:span text:style-name="T4">, </text:span><text:span text:style-name="T6">mAssetManager</text:span><text:span text:style-name="T4">, </text:span><text:span text:style-name="T8">"models/teapot.obj"</text:span><text:span text:style-name="T4">)) { </text:span><text:span text:style-name="T6">mModelData</text:span><text:span text:style-name="T4"> = </text:span><text:span text:style-name="T2">null</text:span><text:span text:style-name="T4">; }</text:span></text:p>
      <text:p text:style-name="P5"><text:span text:style-name="T4"><text:tab/><text:tab/></text:span></text:p>
      <text:p text:style-name="P5"><text:span text:style-name="T4"><text:tab/><text:tab/></text:span><text:span text:style-name="T10">// Load our shader program</text:span></text:p>
      <text:p text:style-name="P5"><text:span text:style-name="T4"><text:s text:c="8"/></text:span><text:span text:style-name="T2">try</text:span><text:span text:style-name="T4"> {</text:span></text:p>
      <text:p text:style-name="P5"><text:span text:style-name="T4"><text:tab/><text:tab/><text:tab/></text:span><text:span text:style-name="T6">mVertexShaderCode</text:span><text:span text:style-name="T4"> = readFile(</text:span><text:span text:style-name="T6">mAssetManager</text:span><text:span text:style-name="T4">.open(</text:span><text:span text:style-name="T8">"shaders/vertex.glv"</text:span><text:span text:style-name="T4">));</text:span></text:p>
      <text:p text:style-name="P5"><text:span text:style-name="T4"><text:tab/> <text:s text:c="7"/></text:span><text:span text:style-name="T6">mFragmentShaderCode</text:span><text:span text:style-name="T4"> = readFile(</text:span><text:span text:style-name="T6">mAssetManager</text:span><text:span text:style-name="T4">.open(</text:span><text:span text:style-name="T8">"shaders/fragment.glf"</text:span><text:span text:style-name="T4">));</text:span></text:p>
      <text:p text:style-name="P5"><text:span text:style-name="T4"><text:tab/><text:tab/>} </text:span></text:p>
      <text:p text:style-name="P5"><text:span text:style-name="T4"><text:s text:c="8"/></text:span><text:span text:style-name="T2">catch</text:span><text:span text:style-name="T4"> (IOException e) {</text:span></text:p>
      <text:p text:style-name="P5"><text:span text:style-name="T4"><text:tab/><text:tab/><text:tab/>e.printStackTrace();</text:span></text:p>
      <text:p text:style-name="P5"><text:span text:style-name="T4"><text:tab/><text:tab/><text:tab/></text:span><text:span text:style-name="T2">return</text:span><text:span text:style-name="T4">;</text:span></text:p>
      <text:p text:style-name="P5"><text:span text:style-name="T4"><text:tab/><text:tab/>}</text:span></text:p>
      <text:p text:style-name="P5"><text:span text:style-name="T4"><text:s text:c="8"/></text:span></text:p>
      <text:p text:style-name="P5"><text:span text:style-name="T4"><text:s text:c="8"/></text:span><text:span text:style-name="T2">if</text:span><text:span text:style-name="T4"> (</text:span><text:span text:style-name="T6">mVertexShaderCode</text:span><text:span text:style-name="T4"> == </text:span><text:span text:style-name="T2">null</text:span><text:span text:style-name="T4"> || </text:span><text:span text:style-name="T6">mFragmentShaderCode</text:span><text:span text:style-name="T4"> == </text:span><text:span text:style-name="T2">null</text:span><text:span text:style-name="T4">) { </text:span><text:span text:style-name="T2">return</text:span><text:span text:style-name="T4">; }</text:span></text:p>
      <text:p text:style-name="P5"><text:span text:style-name="T4"><text:tab/><text:tab/></text:span></text:p>
      <text:p text:style-name="P5"><text:span text:style-name="T4"><text:tab/><text:tab/>pOnCreateResourcesCallback.onCreateResourcesFinished();</text:span></text:p>
      <text:p text:style-name="P5"><text:span text:style-name="T4"><text:tab/>}</text:span></text:p>
      <text:p text:style-name="P6"/>
      <text:p text:style-name="P5"><text:span text:style-name="T4"><text:tab/></text:span><text:span text:style-name="T9">@Override</text:span></text:p>
      <text:p text:style-name="P5"><text:span text:style-name="T4"><text:tab/></text:span><text:span text:style-name="T2">public</text:span><text:span text:style-name="T4"> </text:span><text:span text:style-name="T2">void</text:span><text:span text:style-name="T4"> onCreateScene(OnCreateSceneCallback pOnCreateSceneCallback) </text:span></text:p>
      <text:p text:style-name="P5"><text:span text:style-name="T4"><text:tab/><text:tab/><text:tab/></text:span><text:span text:style-name="T2">throws</text:span><text:span text:style-name="T4"> IOException {</text:span></text:p>
      <text:p text:style-name="P5"><text:span text:style-name="T4"><text:tab/><text:tab/></text:span><text:span text:style-name="T6">mScene</text:span><text:span text:style-name="T4"> = </text:span><text:span text:style-name="T2">new</text:span><text:span text:style-name="T4"> Scene();</text:span></text:p>
      <text:p text:style-name="P5"><text:span text:style-name="T4"><text:tab/><text:tab/></text:span></text:p>
      <text:p text:style-name="P5"><text:span text:style-name="T4"><text:tab/><text:tab/></text:span><text:span text:style-name="T6">mPhysicsWorld</text:span><text:span text:style-name="T4"> = </text:span><text:span text:style-name="T2">new</text:span><text:span text:style-name="T4"> PhysicsWorld(</text:span><text:span text:style-name="T2">new</text:span><text:span text:style-name="T4"> Vector2(0, (SensorManager.</text:span><text:span text:style-name="T7">GRAVITY_EARTH</text:span><text:span text:style-name="T4"> * -1)), </text:span><text:span text:style-name="T2">false</text:span><text:span text:style-name="T4">);</text:span></text:p>
      <text:p text:style-name="P5"><text:span text:style-name="T4"><text:tab/><text:tab/></text:span><text:span text:style-name="T6">mScene</text:span><text:span text:style-name="T4">.registerUpdateHandler(</text:span><text:span text:style-name="T6">mPhysicsWorld</text:span><text:span text:style-name="T4">);</text:span></text:p>
      <text:p text:style-name="P5"><text:span text:style-name="T4"><text:tab/><text:tab/></text:span></text:p>
      <text:p text:style-name="P5"><text:span text:style-name="T4"><text:tab/><text:tab/>pOnCreateSceneCallback.onCreateSceneFinished(</text:span><text:span text:style-name="T6">mScene</text:span><text:span text:style-name="T4">);<text:tab/><text:tab/></text:span></text:p>
      <text:p text:style-name="P5"><text:span text:style-name="T4"><text:tab/>}</text:span></text:p>
      <text:p text:style-name="P6"/>
      <text:p text:style-name="P5"><text:span text:style-name="T4"><text:tab/></text:span><text:span text:style-name="T9">@Override</text:span></text:p>
      <text:p text:style-name="P5"><text:span text:style-name="T4"><text:tab/></text:span><text:span text:style-name="T2">public</text:span><text:span text:style-name="T4"> </text:span><text:span text:style-name="T2">void</text:span><text:span text:style-name="T4"> onPopulateScene(Scene pScene,</text:span></text:p>
      <text:p text:style-name="P5"><text:span text:style-name="T4"><text:tab/><text:tab/><text:tab/>OnPopulateSceneCallback pOnPopulateSceneCallback)</text:span></text:p>
      <text:p text:style-name="P5"><text:span text:style-name="T4"><text:tab/><text:tab/><text:tab/></text:span><text:span text:style-name="T2">throws</text:span><text:span text:style-name="T4"> IOException {</text:span></text:p>
      <text:p text:style-name="P5"><text:span text:style-name="T4"><text:tab/><text:tab/>pScene.getBackground().setColor(0.8f, 0.8f, 0.8f);</text:span></text:p>
      <text:p text:style-name="P5"><text:span text:style-name="T4"><text:tab/><text:tab/></text:span></text:p>
      <text:p text:style-name="P5"><text:span text:style-name="T4"><text:tab/><text:tab/></text:span><text:span text:style-name="T10">// Create the model and add it to the scene</text:span></text:p>
      <text:p text:style-name="P5"><text:span text:style-name="T4"><text:tab/><text:tab/></text:span><text:span text:style-name="T2">if</text:span><text:span text:style-name="T4"> (</text:span><text:span text:style-name="T6">mModelData</text:span><text:span text:style-name="T4"> != </text:span><text:span text:style-name="T2">null</text:span><text:span text:style-name="T4">) {</text:span></text:p>
      <text:p text:style-name="P5"><text:span text:style-name="T4"><text:tab/><text:tab/><text:tab/></text:span><text:span text:style-name="T10">// Load our mesh</text:span></text:p>
      <text:p text:style-name="P5"><text:span text:style-name="T4"><text:tab/> <text:s text:c="7"/>Mesh3D mMesh = </text:span><text:span text:style-name="T2">new</text:span><text:span text:style-name="T4"> Mesh3D();</text:span></text:p>
      <text:p text:style-name="P5"><text:soft-page-break/><text:span text:style-name="T4"><text:tab/> <text:s text:c="7"/>mMesh.setVertices(</text:span><text:span text:style-name="T6">mModelData</text:span><text:span text:style-name="T4">.getVertexArray(), </text:span><text:span text:style-name="T6">mModelData</text:span><text:span text:style-name="T4">.getNormalArray(), </text:span><text:span text:style-name="T6">mModelData</text:span><text:span text:style-name="T4">.getUvArray());</text:span></text:p>
      <text:p text:style-name="P5"><text:span text:style-name="T4"><text:tab/> <text:s text:c="7"/>mMesh.setIndices(</text:span><text:span text:style-name="T6">mModelData</text:span><text:span text:style-name="T4">.getIndexArray());</text:span></text:p>
      <text:p text:style-name="P5"><text:span text:style-name="T4"><text:tab/> <text:s text:c="2"/></text:span></text:p>
      <text:p text:style-name="P5"><text:span text:style-name="T4"><text:tab/> <text:s text:c="7"/></text:span><text:span text:style-name="T10">// Create the shader program</text:span></text:p>
      <text:p text:style-name="P5"><text:span text:style-name="T4"><text:tab/> <text:s text:c="7"/></text:span><text:span text:style-name="T6">mShaderProgram</text:span><text:span text:style-name="T4"> = </text:span><text:span text:style-name="T2">new</text:span><text:span text:style-name="T4"> ShaderProgram3D(</text:span><text:span text:style-name="T6">mVertexShaderCode</text:span><text:span text:style-name="T4">, </text:span><text:span text:style-name="T6">mFragmentShaderCode</text:span><text:span text:style-name="T4">);</text:span></text:p>
      <text:p text:style-name="P5"><text:span text:style-name="T4"><text:tab/> <text:s text:c="2"/></text:span></text:p>
      <text:p text:style-name="P5"><text:span text:style-name="T4"><text:tab/> <text:s text:c="7"/></text:span><text:span text:style-name="T10">// Common scene variables</text:span></text:p>
      <text:p text:style-name="P5"><text:span text:style-name="T4"><text:tab/> <text:s text:c="7"/></text:span><text:span text:style-name="T2">float</text:span><text:span text:style-name="T4">[] position = </text:span><text:span text:style-name="T2">new</text:span><text:span text:style-name="T4"> </text:span><text:span text:style-name="T2">float</text:span><text:span text:style-name="T4">[3];</text:span></text:p>
      <text:p text:style-name="P5"><text:span text:style-name="T4"><text:tab/> <text:s text:c="7"/></text:span><text:span text:style-name="T2">float</text:span><text:span text:style-name="T4">[] at = </text:span><text:span text:style-name="T2">new</text:span><text:span text:style-name="T4"> </text:span><text:span text:style-name="T2">float</text:span><text:span text:style-name="T4">[3];</text:span></text:p>
      <text:p text:style-name="P5"><text:span text:style-name="T4"><text:tab/> <text:s text:c="7"/></text:span><text:span text:style-name="T2">float</text:span><text:span text:style-name="T4">[] up = </text:span><text:span text:style-name="T2">new</text:span><text:span text:style-name="T4"> </text:span><text:span text:style-name="T2">float</text:span><text:span text:style-name="T4">[3];</text:span></text:p>
      <text:p text:style-name="P5"><text:span text:style-name="T4"><text:tab/> <text:s text:c="7"/></text:span><text:span text:style-name="T2">float</text:span><text:span text:style-name="T4">[] side = </text:span><text:span text:style-name="T2">new</text:span><text:span text:style-name="T4"> </text:span><text:span text:style-name="T2">float</text:span><text:span text:style-name="T4">[3];</text:span></text:p>
      <text:p text:style-name="P5"><text:span text:style-name="T4"><text:tab/> <text:s text:c="2"/></text:span></text:p>
      <text:p text:style-name="P5"><text:span text:style-name="T4"><text:tab/> <text:s text:c="7"/></text:span><text:span text:style-name="T10">// Setup the actor</text:span></text:p>
      <text:p text:style-name="P5"><text:span text:style-name="T4"><text:tab/> <text:s text:c="7"/></text:span><text:span text:style-name="T6">mActor3D</text:span><text:span text:style-name="T4"> = </text:span><text:span text:style-name="T2">new</text:span><text:span text:style-name="T4"> Actor3D();</text:span></text:p>
      <text:p text:style-name="P5"><text:span text:style-name="T4"><text:tab/> <text:s text:c="7"/></text:span><text:span text:style-name="T6">mActor3D</text:span><text:span text:style-name="T4">.setShaderProgram(</text:span><text:span text:style-name="T6">mShaderProgram</text:span><text:span text:style-name="T4">);</text:span></text:p>
      <text:p text:style-name="P5"><text:span text:style-name="T4"><text:tab/> <text:s text:c="7"/></text:span><text:span text:style-name="T6">mActor3D</text:span><text:span text:style-name="T4">.setMesh(mMesh);</text:span></text:p>
      <text:p text:style-name="P5"><text:span text:style-name="T4"><text:tab/> <text:s text:c="2"/></text:span></text:p>
      <text:p text:style-name="P5"><text:span text:style-name="T4"><text:tab/> <text:s text:c="7"/>position[0] = 0.0f;</text:span></text:p>
      <text:p text:style-name="P5"><text:span text:style-name="T4"><text:tab/> <text:s text:c="7"/>position[1] = 0.0f;</text:span></text:p>
      <text:p text:style-name="P5"><text:span text:style-name="T4"><text:tab/> <text:s text:c="7"/>position[2] = 0.0f;</text:span></text:p>
      <text:p text:style-name="P5"><text:span text:style-name="T4"><text:tab/> <text:s text:c="7"/></text:span><text:span text:style-name="T6">mActor3D</text:span><text:span text:style-name="T4">.setPosition(position);</text:span></text:p>
      <text:p text:style-name="P5"><text:span text:style-name="T4"><text:tab/> <text:s text:c="2"/></text:span></text:p>
      <text:p text:style-name="P5"><text:span text:style-name="T4"><text:tab/> <text:s text:c="7"/>at[0] = 0.0f; </text:span></text:p>
      <text:p text:style-name="P5"><text:span text:style-name="T4"><text:tab/> <text:s text:c="7"/>at[1] = 0.0f; </text:span></text:p>
      <text:p text:style-name="P5"><text:span text:style-name="T4"><text:tab/> <text:s text:c="7"/>at[2] = 1.0f;</text:span></text:p>
      <text:p text:style-name="P5"><text:span text:style-name="T4"><text:tab/> <text:s text:c="7"/>up[0] = 0.0f; </text:span></text:p>
      <text:p text:style-name="P5"><text:span text:style-name="T4"><text:tab/> <text:s text:c="7"/>up[1] = 1.0f; </text:span></text:p>
      <text:p text:style-name="P5"><text:span text:style-name="T4"><text:tab/> <text:s text:c="7"/>up[2] = 0.0f;</text:span></text:p>
      <text:p text:style-name="P5"><text:span text:style-name="T4"><text:tab/> <text:s text:c="7"/>side[0] = 1.0f; </text:span></text:p>
      <text:p text:style-name="P5"><text:span text:style-name="T4"><text:tab/> <text:s text:c="7"/>side[1] = 0.0f; </text:span></text:p>
      <text:p text:style-name="P5"><text:span text:style-name="T4"><text:tab/> <text:s text:c="7"/>side[2] = 0.0f;</text:span></text:p>
      <text:p text:style-name="P5"><text:span text:style-name="T4"><text:tab/> <text:s text:c="7"/></text:span><text:span text:style-name="T6">mActor3D</text:span><text:span text:style-name="T4">.setOrientation(at, up, side);</text:span></text:p>
      <text:p text:style-name="P5"><text:span text:style-name="T4"><text:tab/> <text:s text:c="2"/></text:span></text:p>
      <text:p text:style-name="P5"><text:span text:style-name="T4"><text:tab/> <text:s text:c="7"/></text:span><text:span text:style-name="T10">// Setup the camera</text:span></text:p>
      <text:p text:style-name="P5"><text:span text:style-name="T4"><text:tab/> <text:s text:c="7"/></text:span><text:span text:style-name="T6">mCamera3D</text:span><text:span text:style-name="T4"> = </text:span><text:span text:style-name="T2">new</text:span><text:span text:style-name="T4"> Camera3D(); </text:span></text:p>
      <text:p text:style-name="P5"><text:span text:style-name="T4"><text:tab/> <text:s text:c="7"/></text:span></text:p>
      <text:p text:style-name="P5"><text:span text:style-name="T4"><text:tab/> <text:s text:c="7"/>position[0] = 0.0f;</text:span></text:p>
      <text:p text:style-name="P5"><text:span text:style-name="T4"><text:tab/> <text:s text:c="7"/>position[1] = 0.0f;</text:span></text:p>
      <text:p text:style-name="P5"><text:span text:style-name="T4"><text:tab/> <text:s text:c="7"/>position[2] = -50.0f;</text:span></text:p>
      <text:p text:style-name="P5"><text:span text:style-name="T4"><text:tab/> <text:s text:c="7"/></text:span><text:span text:style-name="T6">mCamera3D</text:span><text:span text:style-name="T4">.setPosition(position);</text:span></text:p>
      <text:p text:style-name="P5"><text:span text:style-name="T4"><text:tab/> <text:s text:c="2"/></text:span></text:p>
      <text:p text:style-name="P5"><text:span text:style-name="T4"><text:tab/> <text:s text:c="7"/>at[0] = 0.0f; </text:span></text:p>
      <text:p text:style-name="P5"><text:span text:style-name="T4"><text:tab/> <text:s text:c="7"/>at[1] = 0.0f; </text:span></text:p>
      <text:p text:style-name="P5"><text:span text:style-name="T4"><text:tab/> <text:s text:c="7"/>at[2] = 1.0f;</text:span></text:p>
      <text:p text:style-name="P5"><text:span text:style-name="T4"><text:tab/> <text:s text:c="7"/>up[0] = 0.0f; </text:span></text:p>
      <text:p text:style-name="P5"><text:span text:style-name="T4"><text:tab/> <text:s text:c="7"/>up[1] = 1.0f; </text:span></text:p>
      <text:p text:style-name="P5"><text:span text:style-name="T4"><text:tab/> <text:s text:c="7"/>up[2] = 0.0f;</text:span></text:p>
      <text:p text:style-name="P5"><text:span text:style-name="T4"><text:tab/> <text:s text:c="7"/>side[0] = 1.0f; </text:span></text:p>
      <text:p text:style-name="P5"><text:span text:style-name="T4"><text:tab/> <text:s text:c="7"/>side[1] = 0.0f; </text:span></text:p>
      <text:p text:style-name="P5"><text:span text:style-name="T4"><text:tab/> <text:s text:c="7"/>side[2] = 0.0f;</text:span></text:p>
      <text:p text:style-name="P5"><text:span text:style-name="T4"><text:tab/> <text:s text:c="7"/></text:span><text:span text:style-name="T6">mCamera3D</text:span><text:span text:style-name="T4">.setOrientation(at, up, side);</text:span></text:p>
      <text:p text:style-name="P5"><text:span text:style-name="T4"><text:tab/> <text:s text:c="2"/></text:span></text:p>
      <text:p text:style-name="P5"><text:span text:style-name="T4"><text:tab/> <text:s text:c="7"/></text:span><text:span text:style-name="T10">// Setup the scene</text:span></text:p>
      <text:p text:style-name="P5"><text:span text:style-name="T4"><text:tab/> <text:s text:c="7"/></text:span><text:span text:style-name="T6">mScene3D</text:span><text:span text:style-name="T4"> = </text:span><text:span text:style-name="T2">new</text:span><text:span text:style-name="T4"> Scene3D(0.0f, 0.0f, </text:span><text:span text:style-name="T6">mShaderProgram</text:span><text:span text:style-name="T4">);</text:span></text:p>
      <text:p text:style-name="P5"><text:span text:style-name="T4"><text:tab/> <text:s text:c="7"/></text:span><text:span text:style-name="T6">mScene3D</text:span><text:span text:style-name="T4">.addActor(</text:span><text:span text:style-name="T6">mActor3D</text:span><text:span text:style-name="T4">);</text:span></text:p>
      <text:p text:style-name="P5"><text:span text:style-name="T4"><text:tab/> <text:s text:c="7"/></text:span><text:span text:style-name="T6">mScene3D</text:span><text:span text:style-name="T4">.setCamera(</text:span><text:span text:style-name="T6">mCamera3D</text:span><text:span text:style-name="T4">);</text:span></text:p>
      <text:p text:style-name="P5"><text:span text:style-name="T4"><text:tab/> <text:s text:c="3"/><text:tab/></text:span></text:p>
      <text:p text:style-name="P5"><text:span text:style-name="T4"><text:tab/> <text:s text:c="7"/></text:span><text:span text:style-name="T10">// Add physics object connections</text:span></text:p>
      <text:p text:style-name="P5"><text:span text:style-name="T4"><text:tab/> <text:s text:c="7"/>Body body;</text:span></text:p>
      <text:p text:style-name="P5"><text:span text:style-name="T4"><text:tab/> <text:s text:c="7"/>body = PhysicsFactory.</text:span><text:span text:style-name="T5">createBoxBody</text:span><text:span text:style-name="T4">(</text:span><text:span text:style-name="T6">mPhysicsWorld</text:span><text:span text:style-name="T4">, 0, 0, </text:span></text:p>
      <text:p text:style-name="P5"><text:soft-page-break/><text:span text:style-name="T4"><text:tab/> <text:s text:c="7"/><text:tab/><text:tab/>10.0f, 10.0f, BodyType.</text:span><text:span text:style-name="T7">DynamicBody</text:span><text:span text:style-name="T4">, </text:span><text:span text:style-name="T7">FIXTURE_DEF</text:span><text:span text:style-name="T4">);</text:span></text:p>
      <text:p text:style-name="P5"><text:span text:style-name="T4"><text:tab/><text:tab/><text:tab/></text:span><text:span text:style-name="T6">mPhysicsWorld</text:span><text:span text:style-name="T4">.registerPhysicsConnector(</text:span><text:span text:style-name="T2">new</text:span><text:span text:style-name="T4"> PhysicsConnector(</text:span><text:span text:style-name="T6">mActor3D</text:span><text:span text:style-name="T4">, body, </text:span><text:span text:style-name="T2">true</text:span><text:span text:style-name="T4">, </text:span><text:span text:style-name="T2">true</text:span><text:span text:style-name="T4">));</text:span></text:p>
      <text:p text:style-name="P5"><text:span text:style-name="T4"><text:tab/><text:tab/><text:tab/></text:span></text:p>
      <text:p text:style-name="P5"><text:span text:style-name="T4"><text:tab/><text:tab/><text:tab/></text:span><text:span text:style-name="T10">// attach the object to the scene</text:span></text:p>
      <text:p text:style-name="P5"><text:span text:style-name="T4"><text:tab/><text:tab/><text:tab/>pScene.attachChild(</text:span><text:span text:style-name="T6">mScene3D</text:span><text:span text:style-name="T4">);</text:span></text:p>
      <text:p text:style-name="P5"><text:span text:style-name="T4"><text:tab/><text:tab/>}</text:span></text:p>
      <text:p text:style-name="P5"><text:span text:style-name="T4"><text:tab/><text:tab/></text:span><text:span text:style-name="T2">else</text:span><text:span text:style-name="T4"> { Log.</text:span><text:span text:style-name="T5">e</text:span><text:span text:style-name="T4">(</text:span><text:span text:style-name="T6">TAG</text:span><text:span text:style-name="T4">, </text:span><text:span text:style-name="T8">"ModelData was null"</text:span><text:span text:style-name="T4">); }</text:span></text:p>
      <text:p text:style-name="P5"><text:span text:style-name="T4"><text:tab/><text:tab/></text:span></text:p>
      <text:p text:style-name="P5"><text:span text:style-name="T4"><text:tab/><text:tab/>pOnPopulateSceneCallback.onPopulateSceneFinished();<text:tab/><text:tab/></text:span></text:p>
      <text:p text:style-name="P5"><text:span text:style-name="T4"><text:tab/>}</text:span></text:p>
      <text:p text:style-name="P5"><text:span text:style-name="T4"><text:tab/></text:span></text:p>
      <text:p text:style-name="P5"><text:span text:style-name="T4"><text:tab/></text:span></text:p>
      <text:p text:style-name="P5"><text:span text:style-name="T4"><text:tab/></text:span><text:span text:style-name="T9">@Override</text:span></text:p>
      <text:p text:style-name="P5"><text:span text:style-name="T4"><text:tab/></text:span><text:span text:style-name="T2">public</text:span><text:span text:style-name="T4"> </text:span><text:span text:style-name="T2">synchronized</text:span><text:span text:style-name="T4"> </text:span><text:span text:style-name="T2">void</text:span><text:span text:style-name="T4"> onSurfaceCreated(</text:span><text:span text:style-name="T2">final</text:span><text:span text:style-name="T4"> GLState pGLState) {</text:span></text:p>
      <text:p text:style-name="P5"><text:span text:style-name="T4"><text:tab/><text:tab/></text:span><text:span text:style-name="T2">super</text:span><text:span text:style-name="T4">.onSurfaceCreated(pGLState);</text:span></text:p>
      <text:p text:style-name="P5"><text:span text:style-name="T4"><text:tab/><text:tab/></text:span></text:p>
      <text:p text:style-name="P5"><text:span text:style-name="T4"><text:tab/><text:tab/>GLES20.</text:span><text:span text:style-name="T5">glClearDepthf</text:span><text:span text:style-name="T4">(1.0f);</text:span></text:p>
      <text:p text:style-name="P5"><text:span text:style-name="T4"><text:s text:c="8"/>GLES20.</text:span><text:span text:style-name="T5">glDepthFunc</text:span><text:span text:style-name="T4">(GLES20.</text:span><text:span text:style-name="T7">GL_LEQUAL</text:span><text:span text:style-name="T4">);</text:span></text:p>
      <text:p text:style-name="P5"><text:span text:style-name="T4"><text:tab/>}</text:span></text:p>
      <text:p text:style-name="P5"><text:span text:style-name="T4"><text:tab/></text:span></text:p>
      <text:p text:style-name="P5"><text:span text:style-name="T4"><text:tab/></text:span></text:p>
      <text:p text:style-name="P5"><text:span text:style-name="T4"><text:tab/></text:span><text:span text:style-name="T9">@Override</text:span></text:p>
      <text:p text:style-name="P5"><text:span text:style-name="T4"><text:tab/></text:span><text:span text:style-name="T2">public</text:span><text:span text:style-name="T4"> </text:span><text:span text:style-name="T2">synchronized</text:span><text:span text:style-name="T4"> </text:span><text:span text:style-name="T2">void</text:span><text:span text:style-name="T4"> onSurfaceChanged(</text:span><text:span text:style-name="T2">final</text:span><text:span text:style-name="T4"> GLState pGLState, </text:span><text:span text:style-name="T2">final</text:span><text:span text:style-name="T4"> </text:span><text:span text:style-name="T2">int</text:span><text:span text:style-name="T4"> pWidth, </text:span><text:span text:style-name="T2">final</text:span><text:span text:style-name="T4"> </text:span><text:span text:style-name="T2">int</text:span><text:span text:style-name="T4"> pHeight) {</text:span></text:p>
      <text:p text:style-name="P5"><text:span text:style-name="T4"><text:tab/><text:tab/></text:span><text:span text:style-name="T6">mViewToProjectionMatrix</text:span><text:span text:style-name="T4">[0] = (</text:span><text:span text:style-name="T2">float</text:span><text:span text:style-name="T4">) pHeight / (</text:span><text:span text:style-name="T2">float</text:span><text:span text:style-name="T4">) pWidth;</text:span></text:p>
      <text:p text:style-name="P5"><text:span text:style-name="T4"><text:tab/><text:tab/></text:span><text:span text:style-name="T6">mViewToProjectionMatrix</text:span><text:span text:style-name="T4">[1] = 0.0f;</text:span></text:p>
      <text:p text:style-name="P5"><text:span text:style-name="T4"><text:tab/><text:tab/></text:span><text:span text:style-name="T6">mViewToProjectionMatrix</text:span><text:span text:style-name="T4">[2] = 0.0f;</text:span></text:p>
      <text:p text:style-name="P5"><text:span text:style-name="T4"><text:tab/><text:tab/></text:span><text:span text:style-name="T6">mViewToProjectionMatrix</text:span><text:span text:style-name="T4">[3] = 0.0f;</text:span></text:p>
      <text:p text:style-name="P5"><text:span text:style-name="T4"><text:tab/><text:tab/></text:span><text:span text:style-name="T6">mViewToProjectionMatrix</text:span><text:span text:style-name="T4">[4] = 0.0f;</text:span></text:p>
      <text:p text:style-name="P5"><text:span text:style-name="T4"><text:tab/><text:tab/></text:span><text:span text:style-name="T6">mViewToProjectionMatrix</text:span><text:span text:style-name="T4">[5] = 1.0f;</text:span></text:p>
      <text:p text:style-name="P5"><text:span text:style-name="T4"><text:tab/><text:tab/></text:span><text:span text:style-name="T6">mViewToProjectionMatrix</text:span><text:span text:style-name="T4">[6] = 0.0f;</text:span></text:p>
      <text:p text:style-name="P5"><text:span text:style-name="T4"><text:tab/><text:tab/></text:span><text:span text:style-name="T6">mViewToProjectionMatrix</text:span><text:span text:style-name="T4">[7] = 0.0f;</text:span></text:p>
      <text:p text:style-name="P5"><text:span text:style-name="T4"><text:tab/><text:tab/></text:span><text:span text:style-name="T6">mViewToProjectionMatrix</text:span><text:span text:style-name="T4">[8] = 0.0f;</text:span></text:p>
      <text:p text:style-name="P5"><text:span text:style-name="T4"><text:tab/><text:tab/></text:span><text:span text:style-name="T6">mViewToProjectionMatrix</text:span><text:span text:style-name="T4">[9] = 0.0f;</text:span></text:p>
      <text:p text:style-name="P5"><text:span text:style-name="T4"><text:tab/><text:tab/></text:span><text:span text:style-name="T6">mViewToProjectionMatrix</text:span><text:span text:style-name="T4">[10] = (1000.0f + 1.0f) / (1000.0f - 1.0f);</text:span></text:p>
      <text:p text:style-name="P5"><text:span text:style-name="T4"><text:tab/><text:tab/></text:span><text:span text:style-name="T6">mViewToProjectionMatrix</text:span><text:span text:style-name="T4">[11] = 1.0f;</text:span></text:p>
      <text:p text:style-name="P5"><text:span text:style-name="T4"><text:tab/><text:tab/></text:span><text:span text:style-name="T6">mViewToProjectionMatrix</text:span><text:span text:style-name="T4">[12] = 0.0f;</text:span></text:p>
      <text:p text:style-name="P5"><text:span text:style-name="T4"><text:tab/><text:tab/></text:span><text:span text:style-name="T6">mViewToProjectionMatrix</text:span><text:span text:style-name="T4">[13] = 0.0f;</text:span></text:p>
      <text:p text:style-name="P5"><text:span text:style-name="T4"><text:tab/><text:tab/></text:span><text:span text:style-name="T6">mViewToProjectionMatrix</text:span><text:span text:style-name="T4">[14] = -2.0f * (1000.0f * 1.0f) / (1000.0f - 1.0f);</text:span></text:p>
      <text:p text:style-name="P5"><text:span text:style-name="T4"><text:tab/><text:tab/></text:span><text:span text:style-name="T6">mViewToProjectionMatrix</text:span><text:span text:style-name="T4">[15] = 0.0f;</text:span></text:p>
      <text:p text:style-name="P5"><text:span text:style-name="T4"><text:s text:c="8"/></text:span><text:span text:style-name="T6">mScene3D</text:span><text:span text:style-name="T4">.setViewToProjectionMatrix(</text:span><text:span text:style-name="T6">mViewToProjectionMatrix</text:span><text:span text:style-name="T4">);</text:span></text:p>
      <text:p text:style-name="P5"><text:span text:style-name="T4"><text:tab/>}</text:span></text:p>
      <text:p text:style-name="P5"><text:span text:style-name="T4"><text:s text:c="4"/></text:span></text:p>
      <text:p text:style-name="P5"><text:span text:style-name="T4"><text:s text:c="4"/></text:span></text:p>
      <text:p text:style-name="P5"><text:span text:style-name="T4"><text:s text:c="4"/></text:span><text:span text:style-name="T2">private</text:span><text:span text:style-name="T4"> String readFile(InputStream stream) {</text:span></text:p>
      <text:p text:style-name="P5"><text:span text:style-name="T4"><text:s text:c="4"/><text:tab/>BufferedReader reader = </text:span><text:span text:style-name="T2">new</text:span><text:span text:style-name="T4"> BufferedReader(</text:span><text:span text:style-name="T2">new</text:span><text:span text:style-name="T4"> InputStreamReader(stream));</text:span></text:p>
      <text:p text:style-name="P5"><text:span text:style-name="T4"><text:s text:c="4"/><text:tab/>StringBuilder result = </text:span><text:span text:style-name="T2">new</text:span><text:span text:style-name="T4"> StringBuilder();</text:span></text:p>
      <text:p text:style-name="P5"><text:span text:style-name="T4"><text:s text:c="4"/><text:tab/>String line = </text:span><text:span text:style-name="T8">""</text:span><text:span text:style-name="T4">;</text:span></text:p>
      <text:p text:style-name="P5"><text:span text:style-name="T4"><text:tab/><text:tab/></text:span><text:span text:style-name="T2">try</text:span><text:span text:style-name="T4"> {</text:span></text:p>
      <text:p text:style-name="P5"><text:span text:style-name="T4"><text:tab/><text:tab/><text:tab/>line = reader.readLine();</text:span></text:p>
      <text:p text:style-name="P5"><text:span text:style-name="T4"><text:tab/><text:tab/><text:tab/></text:span><text:span text:style-name="T2">while</text:span><text:span text:style-name="T4"> (line != </text:span><text:span text:style-name="T2">null</text:span><text:span text:style-name="T4">) {</text:span></text:p>
      <text:p text:style-name="P5"><text:span text:style-name="T4"><text:tab/><text:tab/><text:tab/><text:tab/>result.append(line);</text:span></text:p>
      <text:p text:style-name="P5"><text:span text:style-name="T4"><text:tab/><text:tab/><text:tab/><text:tab/>result.append(</text:span><text:span text:style-name="T8">"\n"</text:span><text:span text:style-name="T4">);</text:span></text:p>
      <text:p text:style-name="P5"><text:span text:style-name="T4"><text:tab/><text:tab/><text:tab/><text:tab/>line = reader.readLine();</text:span></text:p>
      <text:p text:style-name="P5"><text:span text:style-name="T4"><text:tab/><text:tab/><text:tab/>}</text:span></text:p>
      <text:p text:style-name="P5"><text:span text:style-name="T4"><text:tab/><text:tab/>} </text:span></text:p>
      <text:p text:style-name="P5"><text:span text:style-name="T4"><text:tab/><text:tab/></text:span><text:span text:style-name="T2">catch</text:span><text:span text:style-name="T4"> (IOException e) {</text:span></text:p>
      <text:p text:style-name="P5"><text:span text:style-name="T4"><text:tab/><text:tab/><text:tab/>e.printStackTrace();</text:span></text:p>
      <text:p text:style-name="P5"><text:span text:style-name="T4"><text:tab/><text:tab/><text:tab/></text:span><text:span text:style-name="T2">return</text:span><text:span text:style-name="T4"> </text:span><text:span text:style-name="T2">null</text:span><text:span text:style-name="T4">;</text:span></text:p>
      <text:p text:style-name="P5"><text:span text:style-name="T4"><text:tab/><text:tab/>}</text:span></text:p>
      <text:p text:style-name="P5"><text:span text:style-name="T4"><text:s text:c="4"/><text:tab/></text:span></text:p>
      <text:p text:style-name="P5"><text:soft-page-break/><text:span text:style-name="T4"><text:s text:c="4"/><text:tab/></text:span><text:span text:style-name="T2">return</text:span><text:span text:style-name="T4"> result.toString();</text:span></text:p>
      <text:p text:style-name="P5"><text:span text:style-name="T4"><text:s text:c="4"/>}</text:span></text:p>
      <text:p text:style-name="P5"><text:span text:style-name="T4">}</text:span></text:p>
      <text:p text:style-name="P2"/>
      <text:p text:style-name="P3">Actor3D.java</text:p>
      <text:p text:style-name="P3"/>
      <text:p text:style-name="Code_20__5b_PACKT_5d_"><text:span text:style-name="T1">package com.nyanko.andengineontour;</text:span></text:p>
      <text:p text:style-name="Code_20__5b_PACKT_5d_"/>
      <text:p text:style-name="Code_20__5b_PACKT_5d_"><text:span text:style-name="T1">import org.andengine.entity.Entity;</text:span></text:p>
      <text:p text:style-name="Code_20__5b_PACKT_5d_"/>
      <text:p text:style-name="Code_20__5b_PACKT_5d_"><text:span text:style-name="T1">import android.opengl.Matrix;</text:span></text:p>
      <text:p text:style-name="Code_20__5b_PACKT_5d_"><text:span text:style-name="T1">import android.opengl.GLES20;</text:span></text:p>
      <text:p text:style-name="Code_20__5b_PACKT_5d_"/>
      <text:p text:style-name="Code_20__5b_PACKT_5d_"><text:span text:style-name="T1">public class Actor3D extends Entity {</text:span></text:p>
      <text:p text:style-name="Code_20__5b_PACKT_5d_"><text:span text:style-name="T1"><text:tab/>private ShaderProgram3D shaderProgram;</text:span></text:p>
      <text:p text:style-name="Code_20__5b_PACKT_5d_"><text:span text:style-name="T1"><text:tab/>private Mesh3D mesh;</text:span></text:p>
      <text:p text:style-name="Code_20__5b_PACKT_5d_"><text:span text:style-name="T1"><text:tab/>private float[] actorToWorldMatrix; // Note: column major to work with OpenGL ES functions</text:span></text:p>
      <text:p text:style-name="Code_20__5b_PACKT_5d_"/>
      <text:p text:style-name="Code_20__5b_PACKT_5d_"><text:span text:style-name="T1"><text:tab/>public Actor3D() {</text:span></text:p>
      <text:p text:style-name="Code_20__5b_PACKT_5d_"><text:span text:style-name="T1"><text:tab/><text:tab/>shaderProgram = null;</text:span></text:p>
      <text:p text:style-name="Code_20__5b_PACKT_5d_"><text:span text:style-name="T1"><text:tab/><text:tab/>mesh = null;</text:span></text:p>
      <text:p text:style-name="Code_20__5b_PACKT_5d_"/>
      <text:p text:style-name="Code_20__5b_PACKT_5d_"><text:span text:style-name="T1"><text:tab/><text:tab/>actorToWorldMatrix = new float[16];</text:span></text:p>
      <text:p text:style-name="Code_20__5b_PACKT_5d_"><text:span text:style-name="T1"><text:tab/><text:tab/>Matrix.setIdentityM(actorToWorldMatrix, 0)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void setShaderProgram(ShaderProgram3D shaderProgram) {</text:span></text:p>
      <text:p text:style-name="Code_20__5b_PACKT_5d_"><text:span text:style-name="T1"><text:tab/><text:tab/>this.shaderProgram = shaderProgram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ShaderProgram3D getShaderProgram() {</text:span></text:p>
      <text:p text:style-name="Code_20__5b_PACKT_5d_"><text:span text:style-name="T1"><text:tab/><text:tab/>return shaderProgram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void setMesh(Mesh3D mesh) {</text:span></text:p>
      <text:p text:style-name="Code_20__5b_PACKT_5d_"><text:span text:style-name="T1"><text:tab/><text:tab/>this.mesh = mesh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Mesh3D getMesh() {</text:span></text:p>
      <text:p text:style-name="Code_20__5b_PACKT_5d_"><text:span text:style-name="T1"><text:tab/><text:tab/>return mesh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void setPosition(float[] position) {</text:span></text:p>
      <text:p text:style-name="Code_20__5b_PACKT_5d_"><text:span text:style-name="T1"><text:tab/><text:tab/>actorToWorldMatrix[12] = position[0];</text:span></text:p>
      <text:p text:style-name="Code_20__5b_PACKT_5d_"><text:span text:style-name="T1"><text:tab/><text:tab/>actorToWorldMatrix[13] = position[1];</text:span></text:p>
      <text:p text:style-name="Code_20__5b_PACKT_5d_"><text:span text:style-name="T1"><text:tab/><text:tab/>actorToWorldMatrix[14] = position[2];</text:span></text:p>
      <text:p text:style-name="Code_20__5b_PACKT_5d_"><text:span text:style-name="T1"><text:tab/>}</text:span></text:p>
      <text:p text:style-name="Code_20__5b_PACKT_5d_"><text:span text:style-name="T1"><text:tab/></text:span></text:p>
      <text:p text:style-name="Code_20__5b_PACKT_5d_"><text:span text:style-name="T1"><text:tab/>@Override</text:span></text:p>
      <text:p text:style-name="Code_20__5b_PACKT_5d_"><text:span text:style-name="T1"><text:tab/>public void setPosition(final float pX, final float pY) {</text:span></text:p>
      <text:p text:style-name="Code_20__5b_PACKT_5d_"><text:span text:style-name="T1"><text:tab/><text:tab/>actorToWorldMatrix[12] = pX;</text:span></text:p>
      <text:p text:style-name="Code_20__5b_PACKT_5d_"><text:span text:style-name="T1"><text:tab/><text:tab/>actorToWorldMatrix[13] = pY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float[] getPosition() {</text:span></text:p>
      <text:p text:style-name="Code_20__5b_PACKT_5d_"><text:span text:style-name="T1"><text:tab/><text:tab/>float[] position = new float[3];</text:span></text:p>
      <text:p text:style-name="Code_20__5b_PACKT_5d_"/>
      <text:p text:style-name="Code_20__5b_PACKT_5d_"><text:soft-page-break/><text:span text:style-name="T1"><text:tab/><text:tab/>position[0] = actorToWorldMatrix[12];</text:span></text:p>
      <text:p text:style-name="Code_20__5b_PACKT_5d_"><text:span text:style-name="T1"><text:tab/><text:tab/>position[1] = actorToWorldMatrix[13];</text:span></text:p>
      <text:p text:style-name="Code_20__5b_PACKT_5d_"><text:span text:style-name="T1"><text:tab/><text:tab/>position[2] = actorToWorldMatrix[14];</text:span></text:p>
      <text:p text:style-name="Code_20__5b_PACKT_5d_"/>
      <text:p text:style-name="Code_20__5b_PACKT_5d_"><text:span text:style-name="T1"><text:tab/><text:tab/>return position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void setOrientation(float[] at, float[] up, float[] side) {</text:span></text:p>
      <text:p text:style-name="Code_20__5b_PACKT_5d_"><text:span text:style-name="T1"><text:tab/><text:tab/>actorToWorldMatrix[0] = side[0];</text:span></text:p>
      <text:p text:style-name="Code_20__5b_PACKT_5d_"><text:span text:style-name="T1"><text:tab/><text:tab/>actorToWorldMatrix[1] = side[1];</text:span></text:p>
      <text:p text:style-name="Code_20__5b_PACKT_5d_"><text:span text:style-name="T1"><text:tab/><text:tab/>actorToWorldMatrix[2] = side[2];</text:span></text:p>
      <text:p text:style-name="Code_20__5b_PACKT_5d_"/>
      <text:p text:style-name="Code_20__5b_PACKT_5d_"><text:span text:style-name="T1"><text:tab/><text:tab/>actorToWorldMatrix[4] = up[0];</text:span></text:p>
      <text:p text:style-name="Code_20__5b_PACKT_5d_"><text:span text:style-name="T1"><text:tab/><text:tab/>actorToWorldMatrix[5] = up[1];</text:span></text:p>
      <text:p text:style-name="Code_20__5b_PACKT_5d_"><text:span text:style-name="T1"><text:tab/><text:tab/>actorToWorldMatrix[6] = up[2];</text:span></text:p>
      <text:p text:style-name="Code_20__5b_PACKT_5d_"/>
      <text:p text:style-name="Code_20__5b_PACKT_5d_"><text:span text:style-name="T1"><text:tab/><text:tab/>actorToWorldMatrix[8] = at[0];</text:span></text:p>
      <text:p text:style-name="Code_20__5b_PACKT_5d_"><text:span text:style-name="T1"><text:tab/><text:tab/>actorToWorldMatrix[9] = at[1];</text:span></text:p>
      <text:p text:style-name="Code_20__5b_PACKT_5d_"><text:span text:style-name="T1"><text:tab/><text:tab/>actorToWorldMatrix[10] = at[2];</text:span></text:p>
      <text:p text:style-name="Code_20__5b_PACKT_5d_"><text:span text:style-name="T1"><text:tab/>}</text:span></text:p>
      <text:p text:style-name="Code_20__5b_PACKT_5d_"><text:span text:style-name="T1"><text:tab/></text:span></text:p>
      <text:p text:style-name="Code_20__5b_PACKT_5d_"><text:span text:style-name="T1"><text:tab/>@Override</text:span></text:p>
      <text:p text:style-name="Code_20__5b_PACKT_5d_"><text:span text:style-name="T1"><text:tab/>// Rotation value in degrees to transformation matrix.</text:span></text:p>
      <text:p text:style-name="Code_20__5b_PACKT_5d_"><text:span text:style-name="T1"><text:tab/>public void setRotation(final float pRotation) {</text:span></text:p>
      <text:p text:style-name="Code_20__5b_PACKT_5d_"><text:span text:style-name="T1"><text:tab/><text:tab/>double rads = Math.toRadians(pRotation);</text:span></text:p>
      <text:p text:style-name="Code_20__5b_PACKT_5d_"><text:span text:style-name="T1"><text:tab/><text:tab/>actorToWorldMatrix[0] *= Math.cos(rads);</text:span></text:p>
      <text:p text:style-name="Code_20__5b_PACKT_5d_"><text:span text:style-name="T1"><text:tab/><text:tab/>actorToWorldMatrix[1] *= Math.sin(rads);</text:span></text:p>
      <text:p text:style-name="Code_20__5b_PACKT_5d_"><text:span text:style-name="T1"><text:tab/><text:tab/>actorToWorldMatrix[4] *= Math.sin(rads);</text:span></text:p>
      <text:p text:style-name="Code_20__5b_PACKT_5d_"><text:span text:style-name="T1"><text:tab/><text:tab/>actorToWorldMatrix[4] *= -1;</text:span></text:p>
      <text:p text:style-name="Code_20__5b_PACKT_5d_"><text:span text:style-name="T1"><text:tab/><text:tab/>actorToWorldMatrix[5] *= Math.cos(rads)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float[] getAt() {</text:span></text:p>
      <text:p text:style-name="Code_20__5b_PACKT_5d_"><text:span text:style-name="T1"><text:tab/><text:tab/>float[] at = new float[3];</text:span></text:p>
      <text:p text:style-name="Code_20__5b_PACKT_5d_"/>
      <text:p text:style-name="Code_20__5b_PACKT_5d_"><text:span text:style-name="T1"><text:tab/><text:tab/>at[0] = actorToWorldMatrix[8];</text:span></text:p>
      <text:p text:style-name="Code_20__5b_PACKT_5d_"><text:span text:style-name="T1"><text:tab/><text:tab/>at[1] = actorToWorldMatrix[9];</text:span></text:p>
      <text:p text:style-name="Code_20__5b_PACKT_5d_"><text:span text:style-name="T1"><text:tab/><text:tab/>at[2] = actorToWorldMatrix[10];</text:span></text:p>
      <text:p text:style-name="Code_20__5b_PACKT_5d_"/>
      <text:p text:style-name="Code_20__5b_PACKT_5d_"><text:span text:style-name="T1"><text:tab/><text:tab/>return at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float[] getUp() {</text:span></text:p>
      <text:p text:style-name="Code_20__5b_PACKT_5d_"><text:span text:style-name="T1"><text:tab/><text:tab/>float[] up = new float[3];</text:span></text:p>
      <text:p text:style-name="Code_20__5b_PACKT_5d_"/>
      <text:p text:style-name="Code_20__5b_PACKT_5d_"><text:span text:style-name="T1"><text:tab/><text:tab/>up[0] = actorToWorldMatrix[4];</text:span></text:p>
      <text:p text:style-name="Code_20__5b_PACKT_5d_"><text:span text:style-name="T1"><text:tab/><text:tab/>up[1] = actorToWorldMatrix[5];</text:span></text:p>
      <text:p text:style-name="Code_20__5b_PACKT_5d_"><text:span text:style-name="T1"><text:tab/><text:tab/>up[2] = actorToWorldMatrix[6];</text:span></text:p>
      <text:p text:style-name="Code_20__5b_PACKT_5d_"/>
      <text:p text:style-name="Code_20__5b_PACKT_5d_"><text:span text:style-name="T1"><text:tab/><text:tab/>return up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float[] getSide() {</text:span></text:p>
      <text:p text:style-name="Code_20__5b_PACKT_5d_"><text:span text:style-name="T1"><text:tab/><text:tab/>float[] side = new float[3];</text:span></text:p>
      <text:p text:style-name="Code_20__5b_PACKT_5d_"/>
      <text:p text:style-name="Code_20__5b_PACKT_5d_"><text:span text:style-name="T1"><text:tab/><text:tab/>side[0] = actorToWorldMatrix[0];</text:span></text:p>
      <text:p text:style-name="Code_20__5b_PACKT_5d_"><text:span text:style-name="T1"><text:tab/><text:tab/>side[1] = actorToWorldMatrix[1];</text:span></text:p>
      <text:p text:style-name="Code_20__5b_PACKT_5d_"><text:span text:style-name="T1"><text:tab/><text:tab/>side[2] = actorToWorldMatrix[2];</text:span></text:p>
      <text:p text:style-name="Code_20__5b_PACKT_5d_"/>
      <text:p text:style-name="Code_20__5b_PACKT_5d_"><text:span text:style-name="T1"><text:tab/><text:tab/>return side;</text:span></text:p>
      <text:p text:style-name="Code_20__5b_PACKT_5d_"><text:soft-page-break/><text:span text:style-name="T1"><text:tab/>}</text:span></text:p>
      <text:p text:style-name="Code_20__5b_PACKT_5d_"/>
      <text:p text:style-name="Code_20__5b_PACKT_5d_"><text:span text:style-name="T1"><text:tab/>public float[] getActorToWorldMatrix() {</text:span></text:p>
      <text:p text:style-name="Code_20__5b_PACKT_5d_"><text:span text:style-name="T1"><text:tab/><text:tab/>return actorToWorldMatrix;</text:span></text:p>
      <text:p text:style-name="Code_20__5b_PACKT_5d_"><text:span text:style-name="T1"><text:tab/>}</text:span></text:p>
      <text:p text:style-name="Code_20__5b_PACKT_5d_"/>
      <text:p text:style-name="Code_20__5b_PACKT_5d_"><text:span text:style-name="T1"><text:tab/>public void draw(Camera3D camera, float[] viewToProjectionMatrix) {</text:span></text:p>
      <text:p text:style-name="Code_20__5b_PACKT_5d_"><text:span text:style-name="T1"><text:tab/><text:tab/>if (shaderProgram == null || mesh == null) {</text:span></text:p>
      <text:p text:style-name="Code_20__5b_PACKT_5d_"><text:span text:style-name="T1"><text:tab/><text:tab/><text:tab/>// Error</text:span></text:p>
      <text:p text:style-name="Code_20__5b_PACKT_5d_"><text:span text:style-name="T1"><text:tab/><text:tab/><text:tab/>return;</text:span></text:p>
      <text:p text:style-name="Code_20__5b_PACKT_5d_"><text:span text:style-name="T1"><text:tab/><text:tab/>}</text:span></text:p>
      <text:p text:style-name="Code_20__5b_PACKT_5d_"/>
      <text:p text:style-name="Code_20__5b_PACKT_5d_"><text:span text:style-name="T1"><text:tab/><text:tab/>shaderProgram.bind();</text:span></text:p>
      <text:p text:style-name="Code_20__5b_PACKT_5d_"><text:span text:style-name="T1"><text:tab/><text:tab/>mesh.bind(shaderProgram);</text:span></text:p>
      <text:p text:style-name="Code_20__5b_PACKT_5d_"/>
      <text:p text:style-name="Code_20__5b_PACKT_5d_"><text:span text:style-name="T1"><text:tab/><text:tab/>float[] actorToViewMatrix = new float[16];</text:span></text:p>
      <text:p text:style-name="Code_20__5b_PACKT_5d_"><text:span text:style-name="T1"><text:tab/><text:tab/>Matrix.multiplyMM(actorToViewMatrix, 0, camera.getWorldToViewMatrix(),</text:span></text:p>
      <text:p text:style-name="Code_20__5b_PACKT_5d_"><text:span text:style-name="T1"><text:tab/><text:tab/><text:tab/><text:tab/>0, actorToWorldMatrix, 0);</text:span></text:p>
      <text:p text:style-name="Code_20__5b_PACKT_5d_"><text:span text:style-name="T1"><text:tab/><text:tab/>GLES20.glUniformMatrix4fv(shaderProgram.getGlActorToViewMatrixId(), 1,</text:span></text:p>
      <text:p text:style-name="Code_20__5b_PACKT_5d_"><text:span text:style-name="T1"><text:tab/><text:tab/><text:tab/><text:tab/>false, actorToViewMatrix, 0);</text:span></text:p>
      <text:p text:style-name="Code_20__5b_PACKT_5d_"/>
      <text:p text:style-name="Code_20__5b_PACKT_5d_"><text:span text:style-name="T1"><text:tab/><text:tab/>GLES20.glUniformMatrix4fv(</text:span></text:p>
      <text:p text:style-name="Code_20__5b_PACKT_5d_"><text:span text:style-name="T1"><text:tab/><text:tab/><text:tab/><text:tab/>shaderProgram.getGlViewToProjectionMatrixId(), 1, false,</text:span></text:p>
      <text:p text:style-name="Code_20__5b_PACKT_5d_"><text:span text:style-name="T1"><text:tab/><text:tab/><text:tab/><text:tab/>viewToProjectionMatrix, 0);</text:span></text:p>
      <text:p text:style-name="Code_20__5b_PACKT_5d_"/>
      <text:p text:style-name="Code_20__5b_PACKT_5d_"><text:span text:style-name="T1"><text:tab/><text:tab/>GLES20.glDrawElements(GLES20.GL_TRIANGLES, mesh.getNumIndices(),</text:span></text:p>
      <text:p text:style-name="Code_20__5b_PACKT_5d_"><text:span text:style-name="T1"><text:tab/><text:tab/><text:tab/><text:tab/>GLES20.GL_UNSIGNED_SHORT, 0);</text:span></text:p>
      <text:p text:style-name="Code_20__5b_PACKT_5d_"/>
      <text:p text:style-name="Code_20__5b_PACKT_5d_"><text:span text:style-name="T1"><text:tab/><text:tab/>mesh.unbind(shaderProgram);</text:span></text:p>
      <text:p text:style-name="Code_20__5b_PACKT_5d_"><text:span text:style-name="T1"><text:tab/><text:tab/>shaderProgram.unbind();</text:span></text:p>
      <text:p text:style-name="Code_20__5b_PACKT_5d_"><text:span text:style-name="T1"><text:tab/>}</text:span></text:p>
      <text:p text:style-name="Code_20__5b_PACKT_5d_"><text:span text:style-name="T1"><text:tab/></text:span></text:p>
      <text:p text:style-name="Code_20__5b_PACKT_5d_"><text:span text:style-name="T1"><text:tab/>public void onResume() {</text:span></text:p>
      <text:p text:style-name="Code_20__5b_PACKT_5d_"><text:span text:style-name="T1"><text:tab/><text:tab/>// reload the mesh on hardware by setting it dirty.</text:span></text:p>
      <text:p text:style-name="Code_20__5b_PACKT_5d_"><text:span text:style-name="T1"><text:tab/><text:tab/>mesh.setDirtyOnHardware();</text:span></text:p>
      <text:p text:style-name="Code_20__5b_PACKT_5d_"><text:span text:style-name="T1"><text:tab/><text:tab/>shaderProgram.setDirtyOnHardware();</text:span></text:p>
      <text:p text:style-name="Code_20__5b_PACKT_5d_"><text:span text:style-name="T1"><text:tab/>}</text:span></text:p>
      <text:p text:style-name="Code_20__5b_PACKT_5d_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IN" fo:font-style="normal" style:text-underline-style="none" fo:font-weight="normal" style:letter-kerning="false" style:font-name-asian="Times New Roman" style:font-size-asian="10pt" style:language-asian="en" style:country-asian="I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IN" fo:font-style="normal" style:text-underline-style="none" fo:font-weight="normal" style:letter-kerning="false" fo:background-color="transparent" style:font-name-asian="Times New Roman" style:font-size-asian="10pt" style:language-asian="en" style:country-asian="I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next-style-name="Normal_20__5b_PACKT_5d_" style:default-outline-level="4" style:list-style-name="" style:class="text">
      <style:paragraph-properties fo:margin-top="0.282cm" fo:margin-bottom="0.106cm" style:contextual-spacing="false" fo:hyphenation-ladder-count="no-limit"/>
      <style:text-properties fo:color="#000000" style:font-name="Arial" fo:font-family="Arial" style:font-family-generic="swiss" style:font-pitch="variable" fo:font-size="12pt" fo:language="en" fo:country="GB" fo:font-weight="bold" style:font-size-asian="12pt" style:language-asian="en" style:country-asian="US" style:font-weight-asian="bold" style:font-name-complex="Arial" style:font-family-complex="Arial" style:font-family-generic-complex="swiss" style:font-pitch-complex="variable" style:font-size-complex="14pt" style:font-style-complex="italic" fo:hyphenate="false"/>
    </style:style>
    <style:style style:name="Heading_20_5" style:display-name="Heading 5" style:family="paragraph" style:next-style-name="Normal_20__5b_PACKT_5d_" style:default-outline-level="5" style:list-style-name="" style:class="text">
      <style:paragraph-properties fo:margin-top="0.141cm" fo:margin-bottom="0.106cm" style:contextual-spacing="false" fo:hyphenation-ladder-count="no-limit"/>
      <style:text-properties fo:color="#000000" style:font-name="Arial" fo:font-family="Arial" style:font-family-generic="swiss" style:font-pitch="variable" fo:font-size="11pt" fo:language="en" fo:country="GB" fo:font-weight="bold" style:font-size-asian="11pt" style:language-asian="en" style:country-asian="US" style:font-weight-asian="bold" style:font-name-complex="Arial" style:font-family-complex="Arial" style:font-family-generic-complex="swiss" style:font-pitch-complex="variable" style:font-size-complex="13pt" fo:hyphenate="false"/>
    </style:style>
    <style:style style:name="Heading_20_6" style:display-name="Heading 6" style:family="paragraph" style:parent-style-name="Heading_20_2" style:next-style-name="Normal_20__5b_PACKT_5d_" style:default-outline-level="6" style:class="text">
      <style:paragraph-properties fo:margin-top="0.212cm" fo:margin-bottom="0cm" style:contextual-spacing="false" fo:hyphenation-ladder-count="no-limit"/>
      <style:text-properties fo:font-size="10pt" fo:font-weight="normal" style:font-size-asian="10pt" style:font-weight-asian="normal" style:font-size-complex="11pt" style:font-weight-complex="normal" fo:hyphenate="false"/>
    </style:style>
    <style:style style:name="Normal_20__5b_PACKT_5d_" style:display-name="Normal [PACKT]" style:family="paragraph">
      <style:paragraph-properties fo:margin-top="0cm" fo:margin-bottom="0.212cm" style:contextual-spacing="false" fo:hyphenation-ladder-count="no-limit"/>
      <style:text-properties fo:font-size="11pt" fo:language="en" fo:country="US" style:font-size-asian="11pt" style:language-asian="en" style:country-asian="US" style:font-size-complex="12pt" fo:hyphenate="false"/>
    </style:style>
    <style:style style:name="Footer" style:family="paragraph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Chapter_20_Title_20__5b_PACKT_5d_" style:display-name="Chapter Title [PACKT]" style:family="paragraph" style:next-style-name="Normal_20__5b_PACKT_5d_">
      <style:paragraph-properties fo:margin-top="0cm" fo:margin-bottom="1.482cm" style:contextual-spacing="false" fo:text-align="end" style:justify-single-word="false" fo:hyphenation-ladder-count="no-limit"/>
      <style:text-properties fo:color="#000000" style:font-name="Arial" fo:font-family="Arial" style:font-family-generic="swiss" style:font-pitch="variable" fo:font-size="28pt" fo:language="en" fo:country="GB" style:letter-kerning="true" style:font-size-asian="28pt" style:language-asian="en" style:country-asian="US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Code_20__5b_PACKT_5d_" style:display-name="Code [PACKT]" style:family="paragraph" style:parent-style-name="Normal_20__5b_PACKT_5d_">
      <style:paragraph-properties fo:margin-left="0.635cm" fo:margin-right="0cm" fo:margin-top="0cm" fo:margin-bottom="0.088cm" style:contextual-spacing="false" fo:hyphenation-ladder-count="no-limit" fo:text-indent="0cm" style:auto-text-indent="false">
        <style:tab-stops/>
      </style:paragraph-properties>
      <style:text-properties style:font-name="Lucida Console" fo:font-family="'Lucida Console'" style:font-family-generic="modern" style:font-pitch="fixed" fo:font-size="9.5pt" style:font-size-asian="9.5pt" style:language-asian="ar" style:country-asian="SA" style:font-size-complex="9pt" fo:hyphenate="false"/>
    </style:style>
    <style:style style:name="Bullet_20__5b_PACKT_5d_" style:display-name="Bullet [PACKT]" style:family="paragraph" style:parent-style-name="Normal_20__5b_PACKT_5d_">
      <style:paragraph-properties fo:margin-left="-0.63cm" fo:margin-right="0.63cm" fo:margin-top="0cm" fo:margin-bottom="0.106cm" style:contextual-spacing="false" fo:hyphenation-ladder-count="no-limit" fo:text-indent="0.63cm" style:auto-text-indent="false">
        <style:tab-stops>
          <style:tab-stop style:position="-0.635cm"/>
        </style:tab-stops>
      </style:paragraph-properties>
      <style:text-properties fo:hyphenate="false"/>
    </style:style>
    <style:style style:name="Information_20_Box_20__5b_PACKT_5d_" style:display-name="Information Box [PACKT]" style:family="paragraph" style:parent-style-name="Normal_20__5b_PACKT_5d_" style:next-style-name="Normal_20__5b_PACKT_5d_" style:master-page-name="">
      <style:paragraph-properties fo:margin-left="1.27cm" fo:margin-right="0cm" fo:margin-top="0.318cm" fo:margin-bottom="0.318cm" style:contextual-spacing="false" fo:hyphenation-ladder-count="no-limit" fo:text-indent="0cm" style:auto-text-indent="false" style:page-number="auto" fo:background-color="#ffffff" fo:padding-left="0.141cm" fo:padding-right="0.141cm" fo:padding-top="0.212cm" fo:padding-bottom="0.318cm" fo:border="0.51pt solid #000000" style:shadow="none">
        <style:tab-stops/>
        <style:background-image/>
      </style:paragraph-properties>
      <style:text-properties fo:font-size="10pt" style:font-size-asian="10pt" fo:hyphenate="false"/>
    </style:style>
    <style:style style:name="Numbered_20_Bullet_20__5b_PACKT_5d_" style:display-name="Numbered Bullet [PACKT]" style:family="paragraph" style:parent-style-name="Bullet_20__5b_PACKT_5d_">
      <style:paragraph-properties fo:hyphenation-ladder-count="no-limit"/>
      <style:text-properties fo:hyphenate="false"/>
    </style:style>
    <style:style style:name="Table_20_Column_20_Heading_20__5b_PACKT_5d_" style:display-name="Table Column Heading [PACKT]" style:family="paragraph" style:parent-style-name="Normal_20__5b_PACKT_5d_">
      <style:paragraph-properties fo:margin-top="0.106cm" fo:margin-bottom="0.106cm" style:contextual-spacing="false" fo:hyphenation-ladder-count="no-limit"/>
      <style:text-properties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Code_20_End_20__5b_PACKT_5d_" style:display-name="Code End [PACKT]" style:family="paragraph" style:parent-style-name="Code_20__5b_PACKT_5d_" style:next-style-name="Normal_20__5b_PACKT_5d_">
      <style:paragraph-properties fo:margin-top="0cm" fo:margin-bottom="0.212cm" style:contextual-spacing="false" fo:hyphenation-ladder-count="no-limit"/>
      <style:text-properties fo:hyphenate="false"/>
    </style:style>
    <style:style style:name="Table_20_Column_20_Content_20__5b_PACKT_5d_" style:display-name="Table Column Content [PACKT]" style:family="paragraph" style:parent-style-name="Table_20_Column_20_Heading_20__5b_PACKT_5d_">
      <style:paragraph-properties fo:hyphenation-ladder-count="no-limit"/>
      <style:text-properties fo:font-weight="normal" style:font-weight-asian="normal" fo:hyphenate="false"/>
    </style:style>
    <style:style style:name="Command_20_Line_20__5b_PACKT_5d_" style:display-name="Command Line [PACKT]" style:family="paragraph" style:parent-style-name="Code_20__5b_PACKT_5d_">
      <style:paragraph-properties fo:margin-left="0cm" fo:margin-right="0cm" fo:margin-top="0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de_20_Within_20_Tip_20__5b_PACKT_5d_" style:display-name="Code Within Tip [PACKT]" style:family="paragraph">
      <style:paragraph-properties fo:margin-left="1.27cm" fo:margin-right="0cm" fo:margin-top="0cm" fo:margin-bottom="0.088cm" style:contextual-spacing="false" fo:hyphenation-ladder-count="no-limit" fo:text-indent="0cm" style:auto-text-indent="false" style:border-line-width-top="0.018cm 0.018cm 0.018cm" style:border-line-width-bottom="0.018cm 0.018cm 0.018cm" fo:padding-left="0cm" fo:padding-right="0cm" fo:padding-top="0.212cm" fo:padding-bottom="0.318cm" fo:border-left="none" fo:border-right="none" fo:border-top="1.5pt double #000000" fo:border-bottom="1.5pt double #000000" style:shadow="none">
        <style:tab-stops/>
      </style:paragraph-properties>
      <style:text-properties style:font-name="Lucida Console" fo:font-family="'Lucida Console'" style:font-family-generic="modern" style:font-pitch="fixed" fo:font-size="9.5pt" fo:language="en" fo:country="US" style:font-size-asian="9.5pt" style:language-asian="en" style:country-asian="US" fo:hyphenate="false"/>
    </style:style>
    <style:style style:name="Chapter_20_Number_20__5b_PACKT_5d_" style:display-name="Chapter Number [PACKT]" style:family="paragraph" style:next-style-name="Chapter_20_Title_20__5b_PACKT_5d_">
      <style:paragraph-properties fo:text-align="end" style:justify-single-word="false" fo:hyphenation-ladder-count="no-limit"/>
      <style:text-properties fo:color="#000000" style:font-name="Arial" fo:font-family="Arial" style:font-family-generic="swiss" style:font-pitch="variable" fo:font-size="60pt" fo:language="en" fo:country="GB" style:letter-kerning="true" style:font-size-asian="60pt" style:language-asian="en" style:country-asian="US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Bullet_20_End_20__5b_PACKT_5d_" style:display-name="Bullet End [PACKT]" style:family="paragraph" style:parent-style-name="Bullet_20__5b_PACKT_5d_" style:next-style-name="Normal_20__5b_PACKT_5d_">
      <style:paragraph-properties fo:margin-top="0cm" fo:margin-bottom="0.212cm" style:contextual-spacing="false" fo:hyphenation-ladder-count="no-limit"/>
      <style:text-properties fo:hyphenate="false"/>
    </style:style>
    <style:style style:name="Figure_20__5b_PACKT_5d_" style:display-name="Figure [PACKT]" style:family="paragraph">
      <style:paragraph-properties fo:margin-top="0.423cm" fo:margin-bottom="0.423cm" style:contextual-spacing="false" fo:text-align="center" style:justify-single-word="false" fo:hyphenation-ladder-count="no-limit"/>
      <style:text-properties style:font-name="Tahoma" fo:font-family="Tahoma" style:font-family-generic="swiss" style:font-pitch="variable" fo:font-size="8pt" fo:language="en" fo:country="GB" style:font-size-asian="8pt" style:language-asian="en" style:country-asian="US" style:font-name-complex="Tahoma" style:font-family-complex="Tahoma" style:font-family-generic-complex="swiss" style:font-pitch-complex="variable" style:font-size-complex="8pt" fo:hyphenate="false"/>
    </style:style>
    <style:style style:name="Numbered_20_Bullet_20_End_20__5b_PACKT_5d_" style:display-name="Numbered Bullet End [PACKT]" style:family="paragraph" style:parent-style-name="Numbered_20_Bullet_20__5b_PACKT_5d_" style:next-style-name="Normal_20__5b_PACKT_5d_">
      <style:paragraph-properties fo:margin-top="0cm" fo:margin-bottom="0.212cm" style:contextual-spacing="false" fo:hyphenation-ladder-count="no-limit"/>
      <style:text-properties fo:hyphenate="false"/>
    </style:style>
    <style:style style:name="Bullet_20_Within_20_Bullet_20__5b_PACKT_5d_" style:display-name="Bullet Within Bullet [PACKT]" style:family="paragraph" style:parent-style-name="Bullet_20__5b_PACKT_5d_">
      <style:paragraph-properties fo:margin-left="1.27cm" fo:margin-right="1.27cm" fo:hyphenation-ladder-count="no-limit" fo:text-indent="0cm" style:auto-text-indent="false">
        <style:tab-stops/>
      </style:paragraph-properties>
      <style:text-properties fo:hyphenate="false"/>
    </style:style>
    <style:style style:name="Bullet_20_Within_20_Bullet_20_End_20__5b_PACKT_5d_" style:display-name="Bullet Within Bullet End [PACKT]" style:family="paragraph" style:parent-style-name="Bullet_20_Within_20_Bullet_20__5b_PACKT_5d_">
      <style:paragraph-properties fo:margin-top="0cm" fo:margin-bottom="0.212cm" style:contextual-spacing="false" fo:hyphenation-ladder-count="no-limit"/>
      <style:text-properties fo:hyphenate="false"/>
    </style:style>
    <style:style style:name="Tip_20__5b_PACKT_5d_" style:display-name="Tip [PACKT]" style:family="paragraph" style:parent-style-name="Information_20_Box_20__5b_PACKT_5d_" style:next-style-name="Normal_20__5b_PACKT_5d_">
      <style:paragraph-properties fo:hyphenation-ladder-count="no-limit" fo:background-color="transparent" style:border-line-width-top="0.018cm 0.018cm 0.018cm" style:border-line-width-bottom="0.018cm 0.018cm 0.018cm" fo:padding-left="0cm" fo:padding-right="0cm" fo:padding-top="0.212cm" fo:padding-bottom="0.318cm" fo:border-left="none" fo:border-right="none" fo:border-top="1.5pt double #000000" fo:border-bottom="1.5pt double #000000" style:shadow="none">
        <style:background-image/>
      </style:paragraph-properties>
      <style:text-properties fo:hyphenate="false"/>
    </style:style>
    <style:style style:name="Part_20__5b_PACKT_5d_" style:display-name="Part [PACKT]" style:family="paragraph" style:parent-style-name="Tip_20_Within_20_Bullet_20__5b_PACKT_5d_">
      <style:paragraph-properties fo:hyphenation-ladder-count="no-limit" fo:padding="0cm" fo:border="none" style:shadow="none"/>
      <style:text-properties fo:font-size="60pt" style:text-underline-style="solid" style:text-underline-width="auto" style:text-underline-color="font-color" fo:font-weight="bold" style:text-underline-mode="continuous" style:text-overline-mode="continuous" style:text-line-through-mode="continuous" style:font-size-asian="60pt" style:font-weight-asian="bold" fo:hyphenate="false"/>
    </style:style>
    <style:style style:name="Tip_20_Within_20_Bullet_20__5b_PACKT_5d_" style:display-name="Tip Within Bullet [PACKT]" style:family="paragraph" style:parent-style-name="Table_20_Within_20_Bullet_20__5b_PACKT_5d_">
      <style:paragraph-properties fo:margin-left="1.27cm" fo:margin-right="1.27cm" fo:margin-top="0.318cm" fo:margin-bottom="0.318cm" style:contextual-spacing="false" fo:hyphenation-ladder-count="no-limit" fo:text-indent="0cm" style:auto-text-indent="false" style:border-line-width-top="0.018cm 0.018cm 0.018cm" style:border-line-width-bottom="0.018cm 0.018cm 0.018cm" fo:padding-left="0cm" fo:padding-right="0cm" fo:padding-top="0.212cm" fo:padding-bottom="0.318cm" fo:border-left="none" fo:border-right="none" fo:border-top="1.5pt double #000000" fo:border-bottom="1.5pt double #000000" style:shadow="none">
        <style:tab-stops/>
      </style:paragraph-properties>
      <style:text-properties fo:hyphenate="false"/>
    </style:style>
    <style:style style:name="Table_20_Within_20_Bullet_20__5b_PACKT_5d_" style:display-name="Table Within Bullet [PACKT]" style:family="paragraph" style:parent-style-name="Table_20_Column_20_Content_20__5b_PACKT_5d_">
      <style:paragraph-properties fo:hyphenation-ladder-count="no-limit"/>
      <style:text-properties fo:hyphenate="false"/>
    </style:style>
    <style:style style:name="Part_20_Title_20__5b_PACKT_5d_" style:display-name="Part Title [PACKT]" style:family="paragraph" style:parent-style-name="Part_20__5b_PACKT_5d_">
      <style:paragraph-properties fo:hyphenation-ladder-count="no-limit"/>
      <style:text-properties fo:font-size="13pt" fo:font-style="italic" style:text-underline-style="none" style:font-size-asian="13pt" style:font-style-asian="italic" fo:hyphenate="false"/>
    </style:style>
    <style:style style:name="Command_20_Line_20_End_20__5b_PACKT_5d_" style:display-name="Command Line End [PACKT]" style:family="paragraph" style:parent-style-name="Command_20_Line_20__5b_PACKT_5d_">
      <style:paragraph-properties fo:margin-top="0cm" fo:margin-bottom="0.212cm" style:contextual-spacing="false" fo:hyphenation-ladder-count="no-limit"/>
      <style:text-properties style:language-asian="en" style:country-asian="US" style:font-size-complex="10pt" style:font-weight-complex="bold" fo:hyphenate="false"/>
    </style:style>
    <style:style style:name="Code_20_Within_20_Bullets_20__5b_PACKT_5d_" style:display-name="Code Within Bullets [PACKT]" style:family="paragraph" style:parent-style-name="Code_20__5b_PACKT_5d_">
      <style:paragraph-properties fo:margin-left="1.905cm" fo:margin-right="0cm" fo:hyphenation-ladder-count="no-limit" fo:text-indent="0cm" style:auto-text-indent="false">
        <style:tab-stops/>
      </style:paragraph-properties>
      <style:text-properties style:font-size-complex="10pt" fo:hyphenate="false"/>
    </style:style>
    <style:style style:name="Code_20_Within_20_Bullets_20_End_20__5b_PACKT_5d_" style:display-name="Code Within Bullets End [PACKT]" style:family="paragraph" style:parent-style-name="Code_20_Within_20_Bullets_20__5b_PACKT_5d_">
      <style:paragraph-properties fo:margin-top="0cm" fo:margin-bottom="0.212cm" style:contextual-spacing="false" fo:hyphenation-ladder-count="no-limit"/>
      <style:text-properties fo:hyphenate="false"/>
    </style:style>
    <style:style style:name="Numbered_20_Bullet_20_Within_20_Bullet_20__5b_PACKT_5d_" style:display-name="Numbered Bullet Within Bullet [PACKT]" style:family="paragraph" style:parent-style-name="Bullet_20_Within_20_Bullet_20__5b_PACKT_5d_">
      <style:paragraph-properties fo:margin-left="-0.101cm" fo:margin-right="1.27cm" fo:hyphenation-ladder-count="no-limit" fo:text-indent="0cm" style:auto-text-indent="false" style:shadow="none">
        <style:tab-stops/>
      </style:paragraph-properties>
      <style:text-properties fo:hyphenate="false"/>
    </style:style>
    <style:style style:name="Numbered_20_Bullet_20_Within_20_Bullet_20_End_20__5b_PACKT_5d_" style:display-name="Numbered Bullet Within Bullet End [PACKT]" style:family="paragraph" style:parent-style-name="Numbered_20_Bullet_20_Within_20_Bullet_20__5b_PACKT_5d_">
      <style:paragraph-properties fo:margin-top="0cm" fo:margin-bottom="0.212cm" style:contextual-spacing="false" fo:hyphenation-ladder-count="no-limit"/>
      <style:text-properties fo:hyphenate="false"/>
    </style:style>
    <style:style style:name="Bullet_20_Within_20_Information_20_Box_20__5b_PACKT_5d_" style:display-name="Bullet Within Information Box [PACKT]" style:family="paragraph" style:parent-style-name="Information_20_Box_20__5b_PACKT_5d_">
      <style:paragraph-properties fo:margin-left="1.905cm" fo:margin-right="0cm" fo:margin-top="0cm" fo:margin-bottom="0.035cm" style:contextual-spacing="false" fo:hyphenation-ladder-count="no-limit" fo:text-indent="-0.635cm" style:auto-text-indent="false">
        <style:tab-stops/>
      </style:paragraph-properties>
      <style:text-properties fo:hyphenate="false"/>
    </style:style>
    <style:style style:name="Code_20_Within_20_Tip_20_End_20__5b_PACKT_5d_" style:display-name="Code Within Tip End [PACKT]" style:family="paragraph" style:parent-style-name="Code_20_Within_20_Tip_20__5b_PACKT_5d_">
      <style:paragraph-properties fo:margin-top="0cm" fo:margin-bottom="0.212cm" style:contextual-spacing="false" fo:hyphenation-ladder-count="no-limit"/>
      <style:text-properties fo:hyphenate="false"/>
    </style:style>
    <style:style style:name="Code_20_Within_20_Information_20_Box_20__5b_PACKT_5d_" style:display-name="Code Within Information Box [PACKT]" style:family="paragraph" style:parent-style-name="Code_20_Within_20_Tip_20__5b_PACKT_5d_">
      <style:paragraph-properties fo:margin-top="0cm" fo:margin-bottom="0.035cm" style:contextual-spacing="false" fo:hyphenation-ladder-count="no-limit" fo:padding-left="0.141cm" fo:padding-right="0.141cm" fo:padding-top="0.212cm" fo:padding-bottom="0.318cm" fo:border="0.51pt solid #000000" style:shadow="none"/>
      <style:text-properties fo:hyphenate="false"/>
    </style:style>
    <style:style style:name="Quote_20__5b_PACKT_5d_" style:display-name="Quote [PACKT]" style:family="paragraph" style:parent-style-name="Normal_20__5b_PACKT_5d_">
      <style:paragraph-properties fo:margin-left="0.762cm" fo:margin-right="0.762cm" fo:margin-top="0.318cm" fo:margin-bottom="0.318cm" style:contextual-spacing="false" fo:hyphenation-ladder-count="no-limit" fo:text-indent="0cm" style:auto-text-indent="false" fo:background-color="#ffff00">
        <style:tab-stops/>
        <style:background-image/>
      </style:paragraph-properties>
      <style:text-properties fo:font-style="italic" style:font-style-asian="italic" fo:hyphenate="false"/>
    </style:style>
    <style:style style:name="Layout_20_Information_20__5b_PACKT_5d_" style:display-name="Layout Information [PACKT]" style:family="paragraph" style:parent-style-name="Normal_20__5b_PACKT_5d_" style:next-style-name="Normal_20__5b_PACKT_5d_">
      <style:paragraph-properties fo:hyphenation-ladder-count="no-limit"/>
      <style:text-properties fo:color="#ff0000" style:font-name="Arial" fo:font-family="Arial" style:font-family-generic="swiss" style:font-pitch="variable" fo:font-size="14pt" fo:font-weight="bold" style:font-size-asian="14pt" style:font-weight-asian="bold" style:font-size-complex="14pt" fo:hyphenate="false"/>
    </style:style>
    <style:style style:name="Ignore_20__5b_PACKT_5d_" style:display-name="Ignore [PACKT]" style:family="paragraph" style:parent-style-name="Figure_20_Within_20_Tip_20__5b_PACKT_5d_">
      <style:paragraph-properties fo:hyphenation-ladder-count="no-limit"/>
      <style:text-properties fo:hyphenate="false"/>
    </style:style>
    <style:style style:name="Figure_20_Within_20_Tip_20__5b_PACKT_5d_" style:display-name="Figure Within Tip [PACKT]" style:family="paragraph" style:parent-style-name="Figure_20_Within_20_Table_20_Content_20__5b_PACKT_5d_">
      <style:paragraph-properties fo:hyphenation-ladder-count="no-limit" style:border-line-width-top="0.018cm 0.018cm 0.018cm" style:border-line-width-bottom="0.018cm 0.018cm 0.018cm" fo:padding-left="0cm" fo:padding-right="0cm" fo:padding-top="0.212cm" fo:padding-bottom="0.318cm" fo:border-left="none" fo:border-right="none" fo:border-top="1.5pt double #000000" fo:border-bottom="1.5pt double #000000" style:shadow="none"/>
      <style:text-properties fo:hyphenate="false"/>
    </style:style>
    <style:style style:name="Figure_20_Within_20_Table_20_Content_20__5b_PACKT_5d_" style:display-name="Figure Within Table Content [PACKT]" style:family="paragraph" style:parent-style-name="Figure_20_Within_20_Information_20_Box_20__5b_PACKT_5d_">
      <style:paragraph-properties fo:margin-top="0cm" fo:margin-bottom="0.212cm" style:contextual-spacing="false" fo:hyphenation-ladder-count="no-limit" fo:padding="0cm" fo:border="none" style:shadow="none"/>
      <style:text-properties fo:hyphenate="false"/>
    </style:style>
    <style:style style:name="Figure_20_Within_20_Information_20_Box_20__5b_PACKT_5d_" style:display-name="Figure Within Information Box [PACKT]" style:family="paragraph" style:parent-style-name="Figure_20_Within_20_Bullet_20__5b_PACKT_5d_">
      <style:paragraph-properties fo:margin-left="1.27cm" fo:margin-right="0cm" fo:margin-top="0cm" fo:margin-bottom="0cm" style:contextual-spacing="false" fo:hyphenation-ladder-count="no-limit" fo:text-indent="0cm" style:auto-text-indent="false" fo:padding-left="0.141cm" fo:padding-right="0.141cm" fo:padding-top="0.212cm" fo:padding-bottom="0.318cm" fo:border="0.51pt solid #000000" style:shadow="none">
        <style:tab-stops/>
      </style:paragraph-properties>
      <style:text-properties style:font-name="Times New Roman" fo:font-family="'Times New Roman'" style:font-family-generic="roman" style:font-pitch="variable" fo:hyphenate="false"/>
    </style:style>
    <style:style style:name="Figure_20_Within_20_Bullet_20__5b_PACKT_5d_" style:display-name="Figure Within Bullet [PACKT]" style:family="paragraph" style:parent-style-name="Figure_20__5b_PACKT_5d_">
      <style:paragraph-properties fo:hyphenation-ladder-count="no-limit"/>
      <style:text-properties fo:hyphenate="false"/>
    </style:style>
    <style:style style:name="Information_20_Box_20_Within_20_Bullet_20__5b_PACKT_5d_" style:display-name="Information Box Within Bullet [PACKT]" style:family="paragraph" style:parent-style-name="Information_20_Box_20__5b_PACKT_5d_">
      <style:paragraph-properties fo:margin-left="1.90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ullet_20_Within_20_Information_20_Box_20_End_20__5b_PACKT_5d_" style:display-name="Bullet Within Information Box End [PACKT]" style:family="paragraph" style:parent-style-name="Bullet_20_Within_20_Information_20_Box_20__5b_PACKT_5d_">
      <style:paragraph-properties fo:margin-top="0cm" fo:margin-bottom="0.106cm" style:contextual-spacing="false" fo:hyphenation-ladder-count="no-limit"/>
      <style:text-properties fo:hyphenate="false"/>
    </style:style>
    <style:style style:name="Bullet_20_Within_20_Tip_20__5b_PACKT_5d_" style:display-name="Bullet Within Tip [PACKT]" style:family="paragraph" style:parent-style-name="Bullet_20_Within_20_Information_20_Box_20__5b_PACKT_5d_">
      <style:paragraph-properties fo:hyphenation-ladder-count="no-limit" style:border-line-width-top="0.018cm 0.018cm 0.018cm" style:border-line-width-bottom="0.018cm 0.018cm 0.018cm" fo:padding-left="0cm" fo:padding-right="0cm" fo:padding-top="0.212cm" fo:padding-bottom="0.318cm" fo:border-left="none" fo:border-right="none" fo:border-top="1.5pt double #000000" fo:border-bottom="1.5pt double #000000" style:shadow="none"/>
      <style:text-properties fo:hyphenate="false"/>
    </style:style>
    <style:style style:name="Bullet_20_Within_20_Tip_20_End_20__5b_PACKT_5d_" style:display-name="Bullet Within Tip End [PACKT]" style:family="paragraph" style:parent-style-name="Bullet_20_Within_20_Tip_20__5b_PACKT_5d_">
      <style:paragraph-properties fo:margin-top="0cm" fo:margin-bottom="0.106cm" style:contextual-spacing="false" fo:hyphenation-ladder-count="no-limit"/>
      <style:text-properties fo:hyphenate="false"/>
    </style:style>
    <style:style style:name="Code_20_Within_20_Information_20_Box_20_End_20__5b_PACKT_5d_" style:display-name="Code Within Information Box End [PACKT]" style:family="paragraph" style:parent-style-name="Code_20_Within_20_Information_20_Box_20__5b_PACKT_5d_">
      <style:paragraph-properties fo:margin-top="0.318cm" fo:margin-bottom="0.318cm" style:contextual-spacing="false" fo:hyphenation-ladder-count="no-limit"/>
      <style:text-properties fo:hyphenate="false"/>
    </style:style>
    <style:style style:name="Code_20_Within_20_Table_20_Column_20_Content_20__5b_PACKT_5d_" style:display-name="Code Within Table Column Content [PACKT]" style:family="paragraph" style:parent-style-name="Code_20_Within_20_Tip_20_End_20__5b_PACKT_5d_">
      <style:paragraph-properties fo:margin-left="0.381cm" fo:margin-right="0cm" fo:margin-top="0cm" fo:margin-bottom="0.088cm" style:contextual-spacing="false" fo:hyphenation-ladder-count="no-limit" fo:text-indent="0cm" style:auto-text-indent="false" fo:padding="0cm" fo:border="none" style:shadow="none">
        <style:tab-stops/>
      </style:paragraph-properties>
      <style:text-properties fo:hyphenate="false"/>
    </style:style>
    <style:style style:name="Code_20_Within_20_Table_20_Column_20_Content_20_End_20__5b_PACKT_5d_" style:display-name="Code Within Table Column Content End [PACKT]" style:family="paragraph" style:parent-style-name="Code_20_Within_20_Table_20_Column_20_Content_20__5b_PACKT_5d_">
      <style:paragraph-properties fo:margin-top="0cm" fo:margin-bottom="0.212cm" style:contextual-spacing="false" fo:hyphenation-ladder-count="no-limit"/>
      <style:text-properties fo:hyphenate="false"/>
    </style:style>
    <style:style style:name="Command_20_Line_20_Within_20_Tip_20__5b_PACKT_5d_" style:display-name="Command Line Within Tip [PACKT]" style:family="paragraph" style:parent-style-name="Command_20_Line_20__5b_PACKT_5d_">
      <style:paragraph-properties fo:margin-left="1.27cm" fo:margin-right="0cm" fo:hyphenation-ladder-count="no-limit" fo:text-indent="0cm" style:auto-text-indent="false" style:border-line-width-top="0.018cm 0.018cm 0.018cm" style:border-line-width-bottom="0.018cm 0.018cm 0.018cm" fo:padding-left="0cm" fo:padding-right="0cm" fo:padding-top="0.212cm" fo:padding-bottom="0.318cm" fo:border-left="none" fo:border-right="none" fo:border-top="1.5pt double #000000" fo:border-bottom="1.5pt double #000000" style:shadow="none">
        <style:tab-stops/>
      </style:paragraph-properties>
      <style:text-properties fo:hyphenate="false"/>
    </style:style>
    <style:style style:name="Command_20_Line_20_Within_20_Tip_20_End_20__5b_PACKT_5d_" style:display-name="Command Line Within Tip End [PACKT]" style:family="paragraph" style:parent-style-name="Command_20_Line_20_Within_20_Tip_20__5b_PACKT_5d_">
      <style:paragraph-properties fo:margin-top="0cm" fo:margin-bottom="0.212cm" style:contextual-spacing="false" fo:hyphenation-ladder-count="no-limit"/>
      <style:text-properties fo:hyphenate="false"/>
    </style:style>
    <style:style style:name="Command_20_Line_20_Within_20_Information_20_Box_20__5b_PACKT_5d_" style:display-name="Command Line Within Information Box [PACKT]" style:family="paragraph" style:parent-style-name="Command_20_Line_20_Within_20_Tip_20__5b_PACKT_5d_">
      <style:paragraph-properties fo:hyphenation-ladder-count="no-limit" fo:background-color="transparent" fo:padding-left="0.141cm" fo:padding-right="0.141cm" fo:padding-top="0.212cm" fo:padding-bottom="0.318cm" fo:border="0.51pt solid #000000" style:shadow="none">
        <style:background-image/>
      </style:paragraph-properties>
      <style:text-properties fo:hyphenate="false"/>
    </style:style>
    <style:style style:name="Command_20_Line_20_Within_20_Information_20_Box_20_End_20__5b_PACKT_5d_" style:display-name="Command Line Within Information Box End [PACKT]" style:family="paragraph" style:parent-style-name="Command_20_Line_20_Within_20_Information_20_Box_20__5b_PACKT_5d_">
      <style:paragraph-properties fo:margin-top="0cm" fo:margin-bottom="0.212cm" style:contextual-spacing="false" fo:hyphenation-ladder-count="no-limit"/>
      <style:text-properties fo:hyphenate="false"/>
    </style:style>
    <style:style style:name="Command_20_Line_20_Within_20_Table_20_Column_20_Content_20__5b_PACKT_5d_" style:display-name="Command Line Within Table Column Content [PACKT]" style:family="paragraph" style:parent-style-name="Command_20_Line_20_Within_20_Information_20_Box_20_End_20__5b_PACKT_5d_">
      <style:paragraph-properties fo:margin-left="0cm" fo:margin-right="0cm" fo:margin-top="0cm" fo:margin-bottom="0.106cm" style:contextual-spacing="false" fo:hyphenation-ladder-count="no-limit" fo:text-indent="0cm" style:auto-text-indent="false" fo:padding="0cm" fo:border="none" style:shadow="none">
        <style:tab-stops/>
      </style:paragraph-properties>
      <style:text-properties fo:hyphenate="false"/>
    </style:style>
    <style:style style:name="Command_20_Line_20_Within_20_Table_20_Column_20_Content_20_End_20__5b_PACKT_5d_" style:display-name="Command Line Within Table Column Content End [PACKT]" style:family="paragraph" style:parent-style-name="Command_20_Line_20_Within_20_Table_20_Column_20_Content_20__5b_PACKT_5d_">
      <style:paragraph-properties fo:margin-top="0cm" fo:margin-bottom="0.212cm" style:contextual-spacing="false" fo:hyphenation-ladder-count="no-limit"/>
      <style:text-properties fo:hyphenate="false"/>
    </style:style>
    <style:style style:name="Command_20_Line_20_Within_20_Bullet_20__5b_PACKT_5d_" style:display-name="Command Line Within Bullet [PACKT]" style:family="paragraph" style:parent-style-name="Command_20_Line_20_Within_20_Table_20_Column_20_Content_20_End_20__5b_PACKT_5d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mmand_20_Line_20_Within_20_Bullet_20_End_20__5b_PACKT_5d_" style:display-name="Command Line Within Bullet End [PACKT]" style:family="paragraph" style:parent-style-name="Command_20_Line_20_Within_20_Bullet_20__5b_PACKT_5d_">
      <style:paragraph-properties fo:hyphenation-ladder-count="no-limit"/>
      <style:text-properties fo:hyphenate="false"/>
    </style:style>
    <style:style style:name="Quote_20_Within_20_Bullet_20__5b_PACKT_5d_" style:display-name="Quote Within Bullet [PACKT]" style:family="paragraph" style:parent-style-name="Quote_20__5b_PACKT_5d_">
      <style:paragraph-properties fo:margin-left="1.524cm" fo:margin-right="1.524cm" fo:hyphenation-ladder-count="no-limit" fo:text-indent="0cm" style:auto-text-indent="false">
        <style:tab-stops/>
      </style:paragraph-properties>
      <style:text-properties fo:hyphenate="false"/>
    </style:style>
    <style:style style:name="Roman_20_Numbered_20_Bullet_20__5b_PACKT_5d_" style:display-name="Roman Numbered Bullet [PACKT]" style:family="paragraph" style:parent-style-name="Numbered_20_Bullet_20__5b_PACKT_5d_">
      <style:paragraph-properties fo:hyphenation-ladder-count="no-limit">
        <style:tab-stops/>
      </style:paragraph-properties>
      <style:text-properties fo:hyphenate="false"/>
    </style:style>
    <style:style style:name="Roman_20_Numbered_20_Bullet_20_End_20__5b_PACKT_5d_" style:display-name="Roman Numbered Bullet End [PACKT]" style:family="paragraph" style:parent-style-name="Roman_20_Numbered_20_Bullet_20__5b_PACKT_5d_">
      <style:paragraph-properties fo:margin-top="0cm" fo:margin-bottom="0.212cm" style:contextual-spacing="false" fo:hyphenation-ladder-count="no-limit"/>
      <style:text-properties fo:hyphenate="false"/>
    </style:style>
    <style:style style:name="Figure_20_Caption_20__5b_PACKT_5d_" style:display-name="Figure Caption [PACKT]" style:family="paragraph" style:parent-style-name="Figure_20__5b_PACKT_5d_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Part_20_Section_20__5b_PACKT_5d_" style:display-name="Part Section [PACKT]" style:family="paragraph" style:parent-style-name="Part_20_Title_20__5b_PACKT_5d_">
      <style:paragraph-properties fo:hyphenation-ladder-count="no-limit"/>
      <style:text-properties fo:font-size="23pt" style:font-size-asian="23pt" fo:hyphenate="false"/>
    </style:style>
    <style:style style:name="Bullet_20_Within_20_Table_20_Column_20_Content_20__5b_PACKT_5d_" style:display-name="Bullet Within Table Column Content [PACKT]" style:family="paragraph" style:parent-style-name="Bullet_20__5b_PACKT_5d_">
      <style:paragraph-properties fo:margin-left="0cm" fo:margin-right="0cm" fo:hyphenation-ladder-count="no-limit" fo:text-indent="0cm" style:auto-text-indent="false">
        <style:tab-stops>
          <style:tab-stop style:position="-0.127cm"/>
        </style:tab-stops>
      </style:paragraph-properties>
      <style:text-properties fo:font-size="10pt" style:font-size-asian="10pt" style:language-asian="ar" style:country-asian="SA" fo:hyphenate="false"/>
    </style:style>
    <style:style style:name="Bullet_20_Within_20_Table_20_Column_20_Content_20_End_20__5b_PACKT_5d_" style:display-name="Bullet Within Table Column Content End [PACKT]" style:family="paragraph" style:parent-style-name="Bullet_20_Within_20_Table_20_Column_20_Content_20__5b_PACKT_5d_">
      <style:paragraph-properties fo:margin-top="0cm" fo:margin-bottom="0.212cm" style:contextual-spacing="false" fo:hyphenation-ladder-count="no-limit"/>
      <style:text-properties fo:hyphenate="false"/>
    </style:style>
    <style:style style:name="Part_20_Heading_20__5b_PACKT_5d_" style:display-name="Part Heading [PACKT]" style:family="paragraph" style:parent-style-name="Chapter_20_Title_20__5b_PACKT_5d_">
      <style:paragraph-properties fo:hyphenation-ladder-count="no-limit"/>
      <style:text-properties fo:hyphenate="false"/>
    </style:style>
    <style:style style:name="Bullet_20_Without_20_Bullet_20_Within_20_Bullet_20__5b_PACKT_5d_" style:display-name="Bullet Without Bullet Within Bullet [PACKT]" style:family="paragraph">
      <style:paragraph-properties fo:margin-left="1.251cm" fo:margin-right="0cm" fo:line-height="120%" fo:hyphenation-ladder-count="no-limit" fo:text-indent="0cm" style:auto-text-indent="false" style:text-autospace="none" style:vertical-align="middle">
        <style:tab-stops>
          <style:tab-stop style:position="-1.27cm"/>
          <style:tab-stop style:position="-0.635cm"/>
        </style:tab-stops>
      </style:paragraph-properties>
      <style:text-properties fo:color="#000000" style:font-name="Times New Roman1" fo:font-family="'Times New Roman'" style:font-style-name="Regular" style:font-family-generic="roman" style:font-pitch="variable" fo:font-size="11pt" style:font-name-complex="Book Antiqua" style:font-family-complex="'Book Antiqua'" style:font-family-generic-complex="roman" style:font-pitch-complex="variable" style:font-size-complex="10.5pt" fo:hyphenate="false"/>
    </style:style>
    <style:style style:name="Bullet_20_Without_20_Bullet_20_Within_20_Bullet_20_End_20__5b_PACKT_5d_" style:display-name="Bullet Without Bullet Within Bullet End [PACKT]" style:family="paragraph" style:parent-style-name="Bullet_20_Without_20_Bullet_20_Within_20_Bullet_20__5b_PACKT_5d_">
      <style:paragraph-properties fo:margin-top="0cm" fo:margin-bottom="0.212cm" style:contextual-spacing="false" fo:hyphenation-ladder-count="no-limit"/>
      <style:text-properties fo:hyphenate="false"/>
    </style:style>
    <style:style style:name="Bullet_20_Without_20_Bullet_20_Within_20_Nested_20_Bullet_20__5b_PACKT_5d_" style:display-name="Bullet Without Bullet Within Nested Bullet [PACKT]" style:family="paragraph" style:parent-style-name="Bullet_20_Without_20_Bullet_20_Within_20_Bullet_20__5b_PACKT_5d_">
      <style:paragraph-properties fo:margin-left="2.54cm" fo:margin-right="0cm" fo:hyphenation-ladder-count="no-limit" fo:text-indent="0cm" style:auto-text-indent="false">
        <style:tab-stops>
          <style:tab-stop style:position="-1.905cm"/>
          <style:tab-stop style:position="-1.27cm"/>
        </style:tab-stops>
      </style:paragraph-properties>
      <style:text-properties fo:hyphenate="false"/>
    </style:style>
    <style:style style:name="Bullet_20_Without_20_Bullet_20_Within_20_Nested_20_Bullet_20_End_20__5b_PACKT_5d_" style:display-name="Bullet Without Bullet Within Nested Bullet End [PACKT]" style:family="paragraph" style:parent-style-name="Bullet_20_Without_20_Bullet_20_Within_20_Nested_20_Bullet_20__5b_PACKT_5d_">
      <style:paragraph-properties fo:margin-top="0cm" fo:margin-bottom="0.305cm" style:contextual-spacing="false" fo:hyphenation-ladder-count="no-limit"/>
      <style:text-properties fo:hyphenate="false"/>
    </style:style>
    <style:style style:name="Appendix_20_Title_20__5b_PACKT_5d_" style:display-name="Appendix Title [PACKT]" style:family="paragraph" style:parent-style-name="Normal_20__5b_PACKT_5d_">
      <style:paragraph-properties fo:margin-top="0.356cm" fo:margin-bottom="0.762cm" style:contextual-spacing="false" style:line-height-at-least="3.704cm" fo:text-align="end" style:justify-single-word="false" fo:hyphenation-ladder-count="no-limit" style:text-autospace="none" style:vertical-align="middle"/>
      <style:text-properties fo:color="#000000" style:font-name="Arial" fo:font-family="Arial" style:font-family-generic="swiss" style:font-pitch="variable" fo:font-size="30pt" fo:language="en" fo:country="GB" style:font-size-asian="30pt" style:font-name-complex="Arial" style:font-family-complex="Arial" style:font-family-generic-complex="swiss" style:font-pitch-complex="variable" style:font-size-complex="3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_2c_Heading_20_1_20__5b_PACKT_5d_" style:display-name="Heading 1,Heading 1 [PACKT]" style:family="paragraph" style:next-style-name="Normal_20__5b_PACKT_5d_">
      <style:paragraph-properties fo:margin-top="0.42cm" fo:margin-bottom="0.109cm" style:contextual-spacing="false" fo:background-color="transparent" style:shadow="none">
        <style:tab-stops/>
        <style:background-image/>
      </style:paragraph-properties>
      <style:text-properties style:font-name="Arial1" fo:font-family="Arial" style:font-style-name="Bold" style:font-family-generic="swiss" style:font-pitch="variable" fo:font-size="16pt" fo:font-weight="bold"/>
    </style:style>
    <style:style style:name="Heading_20_2_2c_Heading_20_2_20__5b_PACKT_5d_" style:display-name="Heading 2,Heading 2 [PACKT]" style:family="paragraph" style:next-style-name="Normal_20__5b_PACKT_5d_" style:default-outline-level="" style:list-style-name="">
      <style:paragraph-properties fo:margin-top="0.42cm" fo:margin-bottom="0.109cm" style:contextual-spacing="false"/>
      <style:text-properties style:font-name="Arial1" fo:font-family="Arial" style:font-style-name="Bold" style:font-family-generic="swiss" style:font-pitch="variable" fo:font-size="14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_2c_Heading_20_3_20__5b_PACKT_5d_" style:display-name="Heading 3,Heading 3 [PACKT]" style:family="paragraph" style:next-style-name="Normal_20__5b_PACKT_5d_" style:default-outline-level="" style:list-style-name="">
      <style:paragraph-properties fo:margin-top="0.42cm" fo:margin-bottom="0.109cm" style:contextual-spacing="false"/>
      <style:text-properties style:font-name="Arial1" fo:font-family="Arial" style:font-style-name="Bold" style:font-family-generic="swiss" style:font-pitch="variable" fo:font-size="13pt" fo:font-weight="bold"/>
    </style:style>
    <style:style style:name="Heading_20_4_2c_Heading_20_4_20__5b_PACKT_5d_" style:display-name="Heading 4,Heading 4 [PACKT]" style:family="paragraph" style:next-style-name="Normal_20__5b_PACKT_5d_" style:default-outline-level="" style:list-style-name="">
      <style:paragraph-properties fo:margin-top="0.42cm" fo:margin-bottom="0.109cm" style:contextual-spacing="false"/>
      <style:text-properties style:font-name="Arial1" fo:font-family="Arial" style:font-style-name="Bold" style:font-family-generic="swiss" style:font-pitch="variable" fo:font-size="12pt" fo:font-weight="bold"/>
    </style:style>
    <style:style style:name="Heading_20_5_2c_Heading_20_5_20__5b_PACKT_5d_" style:display-name="Heading 5,Heading 5 [PACKT]" style:family="paragraph" style:next-style-name="Normal_20__5b_PACKT_5d_" style:default-outline-level="" style:list-style-name="">
      <style:paragraph-properties fo:margin-top="0.42cm" fo:margin-bottom="0.109cm" style:contextual-spacing="false"/>
      <style:text-properties style:font-name="Arial1" fo:font-family="Arial" style:font-style-name="Bold" style:font-family-generic="swiss" style:font-pitch="variable" fo:font-size="11pt" fo:font-weight="bold"/>
    </style:style>
    <style:style style:name="Heading_20_6_2c_Heading_20_6_20__5b_PACKT_5d_" style:display-name="Heading 6,Heading 6 [PACKT]" style:family="paragraph" style:next-style-name="Normal_20__5b_PACKT_5d_" style:default-outline-level="" style:list-style-name="">
      <style:paragraph-properties fo:margin-top="0.42cm" fo:margin-bottom="0.109cm" style:contextual-spacing="false"/>
      <style:text-properties style:font-name="Arial2" fo:font-family="Arial" style:font-style-name="Regular" style:font-family-generic="swiss" style:font-pitch="variable"/>
    </style:style>
    <style:style style:name="Frame_20_contents" style:display-name="Frame contents" style:family="paragraph" style:parent-style-name="Text_20_body" style:class="extra"/>
    <style:style style:name="Email_20__5b_PACKT_5d_" style:display-name="Email [PACKT]" style:family="text">
      <style:text-properties fo:color="#ff6600" style:font-name="Lucida Console" fo:font-family="'Lucida Console'" style:font-family-generic="modern" style:font-pitch="fixed" fo:font-size="9.5pt" style:font-size-asian="9.5pt" style:font-size-complex="9pt"/>
    </style:style>
    <style:style style:name="URL_20__5b_PACKT_5d_" style:display-name="URL [PACKT]" style:family="text">
      <style:text-properties fo:color="#0000ff" style:font-name="Lucida Console" fo:font-family="'Lucida Console'" style:font-family-generic="modern" style:font-pitch="fixed" fo:font-size="9.5pt" style:font-size-asian="9.5pt" style:font-size-complex="9pt"/>
    </style:style>
    <style:style style:name="Code_20_In_20_Text_20__5b_PACKT_5d_" style:display-name="Code In Text [PACKT]" style:family="text">
      <style:text-properties fo:color="#747959" style:font-name="Lucida Console" fo:font-family="'Lucida Console'" style:font-family-generic="modern" style:font-pitch="fixed" fo:font-size="9.5pt" style:font-size-asian="9.5pt" style:font-size-complex="9pt"/>
    </style:style>
    <style:style style:name="Screen_20_Text_20__5b_PACKT_5d_" style:display-name="Screen Text [PACKT]" style:family="text">
      <style:text-properties fo:color="#008000"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Key_20_Word_20__5b_PACKT_5d_" style:display-name="Key Word [PACKT]" style:family="text">
      <style:text-properties fo:font-weight="bold" style:font-weight-asian="bold"/>
    </style:style>
    <style:style style:name="Key_20__5b_PACKT_5d_" style:display-name="Key [PACKT]" style:family="text">
      <style:text-properties fo:color="#00ccff" fo:font-style="italic" style:font-style-asian="italic"/>
    </style:style>
    <style:style style:name="Chapterref_20__5b_PACKT_5d_" style:display-name="Chapterref [PACKT]" style:family="text">
      <style:text-properties fo:color="#808000" style:text-line-through-style="none" style:text-line-through-type="none" style:text-position="0% 100%" style:font-name="Times New Roman" fo:font-family="'Times New Roman'" style:font-family-generic="roman" style:font-pitch="variable" fo:font-size="11pt" fo:font-style="italic" style:text-underline-style="none" style:font-size-asian="11pt" style:font-style-asian="italic" style:font-size-complex="11pt"/>
    </style:style>
    <style:style style:name="Italics_20__5b_PACKT_5d_" style:display-name="Italics [PACKT]" style:family="text">
      <style:text-properties fo:color="#ff99cc" fo:font-style="italic" style:font-style-asian="italic"/>
    </style:style>
    <style:style style:name="Code_20_Highlighted_20__5b_PACKT_5d_" style:display-name="Code Highlighted [PACKT]" style:family="text">
      <style:text-properties fo:color="#747959" style:font-name="Lucida Console" fo:font-family="'Lucida Console'" style:font-family-generic="modern" style:font-pitch="fixed" fo:font-size="9pt" fo:font-weight="bold" style:font-size-asian="9pt" style:font-weight-asian="bold" style:font-size-complex="9pt"/>
    </style:style>
    <style:style style:name="Icon_20__5b_PACKT_5d_" style:display-name="Icon [PACKT]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ya Posch</meta:initial-creator>
    <meta:creation-date>2014-09-01T08:42:25.742000000</meta:creation-date>
    <dc:date>2014-09-01T08:45:27.499000000</dc:date>
    <dc:creator>Maya Posch</dc:creator>
    <meta:editing-duration>PT1M59S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7" meta:paragraph-count="342" meta:word-count="963" meta:character-count="10529" meta:non-whitespace-character-count="8813"/>
  </office:meta>
</office:document-meta>
</file>